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5in" table:align="left"/>
    </style:style>
    <style:style style:name="Table1.A" style:family="table-column">
      <style:table-column-properties style:column-width="2in"/>
    </style:style>
    <style:style style:name="Table1.B" style:family="table-column">
      <style:table-column-properties style:column-width="3in"/>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9.6in" table:align="margins"/>
    </style:style>
    <style:style style:name="Table2.A" style:family="table-column">
      <style:table-column-properties style:column-width="0.5056in" style:rel-column-width="3449*"/>
    </style:style>
    <style:style style:name="Table2.B" style:family="table-column">
      <style:table-column-properties style:column-width="3.5368in" style:rel-column-width="24144*"/>
    </style:style>
    <style:style style:name="Table2.C" style:family="table-column">
      <style:table-column-properties style:column-width="0.7069in" style:rel-column-width="4828*"/>
    </style:style>
    <style:style style:name="Table2.D" style:family="table-column">
      <style:table-column-properties style:column-width="4.8507in" style:rel-column-width="33114*"/>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C2" style:family="table-cell">
      <style:table-cell-properties fo:padding="0.0403in" fo:border="0.5pt solid #000000"/>
    </style:style>
    <style:style style:name="Table2.D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C3" style:family="table-cell">
      <style:table-cell-properties fo:padding="0.0403in" fo:border="0.5pt solid #000000"/>
    </style:style>
    <style:style style:name="Table2.D3" style:family="table-cell">
      <style:table-cell-properties fo:padding="0.0403in" fo:border="0.5pt solid #000000"/>
    </style:style>
    <style:style style:name="Table2.A4" style:family="table-cell">
      <style:table-cell-properties fo:padding="0.0403in" fo:border-left="0.5pt solid #000000" fo:border-right="0.5pt solid #000000" fo:border-top="none" fo:border-bottom="0.5pt solid #000000"/>
    </style:style>
    <style:style style:name="Table2.B4" style:family="table-cell">
      <style:table-cell-properties fo:padding="0.0403in" fo:border-left="0.5pt solid #000000" fo:border-right="0.5pt solid #000000" fo:border-top="none" fo:border-bottom="0.5pt solid #000000"/>
    </style:style>
    <style:style style:name="Table2.C4" style:family="table-cell">
      <style:table-cell-properties fo:padding="0.0403in" fo:border-left="0.5pt solid #000000" fo:border-right="0.5pt solid #000000" fo:border-top="none" fo:border-bottom="0.5pt solid #000000"/>
    </style:style>
    <style:style style:name="Table2.D4" style:family="table-cell">
      <style:table-cell-properties fo:padding="0.0403in" fo:border-left="0.5pt solid #000000" fo:border-right="0.5pt solid #000000" fo:border-top="none" fo:border-bottom="0.5pt solid #000000"/>
    </style:style>
    <style:style style:name="Table2.A5" style:family="table-cell">
      <style:table-cell-properties fo:padding="0.0403in" fo:border="0.5pt solid #000000"/>
    </style:style>
    <style:style style:name="Table2.B5" style:family="table-cell">
      <style:table-cell-properties fo:padding="0.0403in" fo:border="0.5pt solid #000000"/>
    </style:style>
    <style:style style:name="Table2.C5" style:family="table-cell">
      <style:table-cell-properties fo:padding="0.0403in" fo:border="0.5pt solid #000000"/>
    </style:style>
    <style:style style:name="Table2.D5" style:family="table-cell">
      <style:table-cell-properties fo:padding="0.0403in" fo:border="0.5pt solid #000000"/>
    </style:style>
    <style:style style:name="Table2.A6" style:family="table-cell">
      <style:table-cell-properties fo:padding="0.0403in" fo:border="0.5pt solid #000000"/>
    </style:style>
    <style:style style:name="Table2.B6" style:family="table-cell">
      <style:table-cell-properties fo:padding="0.0403in" fo:border="0.5pt solid #000000"/>
    </style:style>
    <style:style style:name="Table2.C6" style:family="table-cell">
      <style:table-cell-properties fo:padding="0.0403in" fo:border="0.5pt solid #000000"/>
    </style:style>
    <style:style style:name="Table2.D6" style:family="table-cell">
      <style:table-cell-properties fo:padding="0.0403in" fo:border="0.5pt solid #000000"/>
    </style:style>
    <style:style style:name="Table2.A7" style:family="table-cell">
      <style:table-cell-properties fo:padding="0.0403in" fo:border="0.5pt solid #000000"/>
    </style:style>
    <style:style style:name="Table2.B7" style:family="table-cell">
      <style:table-cell-properties fo:padding="0.0403in" fo:border="0.5pt solid #000000"/>
    </style:style>
    <style:style style:name="Table2.C7" style:family="table-cell">
      <style:table-cell-properties fo:padding="0.0403in" fo:border="0.5pt solid #000000"/>
    </style:style>
    <style:style style:name="Table2.D7" style:family="table-cell">
      <style:table-cell-properties fo:padding="0.0403in" fo:border="0.5pt solid #000000"/>
    </style:style>
    <style:style style:name="Table2.A8" style:family="table-cell">
      <style:table-cell-properties fo:padding="0.0403in" fo:border="0.5pt solid #000000"/>
    </style:style>
    <style:style style:name="Table2.B8" style:family="table-cell">
      <style:table-cell-properties fo:padding="0.0403in" fo:border="0.5pt solid #000000"/>
    </style:style>
    <style:style style:name="Table2.C8" style:family="table-cell">
      <style:table-cell-properties fo:padding="0.0403in" fo:border="0.5pt solid #000000"/>
    </style:style>
    <style:style style:name="Table2.D8" style:family="table-cell">
      <style:table-cell-properties fo:padding="0.0403in" fo:border="0.5pt solid #000000"/>
    </style:style>
    <style:style style:name="Table2.A9" style:family="table-cell">
      <style:table-cell-properties fo:padding="0.0403in" fo:border="0.5pt solid #000000"/>
    </style:style>
    <style:style style:name="Table2.B9" style:family="table-cell">
      <style:table-cell-properties fo:padding="0.0403in" fo:border="0.5pt solid #000000"/>
    </style:style>
    <style:style style:name="Table2.C9" style:family="table-cell">
      <style:table-cell-properties fo:padding="0.0403in" fo:border="0.5pt solid #000000"/>
    </style:style>
    <style:style style:name="Table2.D9" style:family="table-cell">
      <style:table-cell-properties fo:padding="0.0403in" fo:border="0.5pt solid #000000"/>
    </style:style>
    <style:style style:name="Table2.A10" style:family="table-cell">
      <style:table-cell-properties fo:padding="0.0403in" fo:border="0.5pt solid #000000"/>
    </style:style>
    <style:style style:name="Table2.B10" style:family="table-cell">
      <style:table-cell-properties fo:padding="0.0403in" fo:border="0.5pt solid #000000"/>
    </style:style>
    <style:style style:name="Table2.C10" style:family="table-cell">
      <style:table-cell-properties fo:padding="0.0403in" fo:border="0.5pt solid #000000"/>
    </style:style>
    <style:style style:name="Table2.D10" style:family="table-cell">
      <style:table-cell-properties fo:padding="0.0403in" fo:border="0.5pt solid #000000"/>
    </style:style>
    <style:style style:name="Table3" style:family="table">
      <style:table-properties style:width="9.6in" table:align="margins"/>
    </style:style>
    <style:style style:name="Table3.A" style:family="table-column">
      <style:table-column-properties style:column-width="0.5056in" style:rel-column-width="3449*"/>
    </style:style>
    <style:style style:name="Table3.B" style:family="table-column">
      <style:table-column-properties style:column-width="0.7069in" style:rel-column-width="4828*"/>
    </style:style>
    <style:style style:name="Table3.C" style:family="table-column">
      <style:table-column-properties style:column-width="1.0104in" style:rel-column-width="6898*"/>
    </style:style>
    <style:style style:name="Table3.D" style:family="table-column">
      <style:table-column-properties style:column-width="0.9097in" style:rel-column-width="6208*"/>
    </style:style>
    <style:style style:name="Table3.F" style:family="table-column">
      <style:table-column-properties style:column-width="5.7604in" style:rel-column-width="39324*"/>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D2" style:family="table-cell">
      <style:table-cell-properties fo:padding="0.0403in" fo:border="0.5pt solid #000000"/>
    </style:style>
    <style:style style:name="Table3.E2" style:family="table-cell">
      <style:table-cell-properties fo:padding="0.0403in" fo:border="0.5pt solid #000000"/>
    </style:style>
    <style:style style:name="Table3.F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D3" style:family="table-cell">
      <style:table-cell-properties fo:padding="0.0403in" fo:border="0.5pt solid #000000"/>
    </style:style>
    <style:style style:name="Table3.E3" style:family="table-cell">
      <style:table-cell-properties fo:padding="0.0403in" fo:border="0.5pt solid #000000"/>
    </style:style>
    <style:style style:name="Table3.F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D4" style:family="table-cell">
      <style:table-cell-properties fo:padding="0.0403in" fo:border="0.5pt solid #000000"/>
    </style:style>
    <style:style style:name="Table3.E4" style:family="table-cell">
      <style:table-cell-properties fo:padding="0.0403in" fo:border="0.5pt solid #000000"/>
    </style:style>
    <style:style style:name="Table3.F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D5" style:family="table-cell">
      <style:table-cell-properties fo:padding="0.0403in" fo:border="0.5pt solid #000000"/>
    </style:style>
    <style:style style:name="Table3.E5" style:family="table-cell">
      <style:table-cell-properties fo:padding="0.0403in" fo:border="0.5pt solid #000000"/>
    </style:style>
    <style:style style:name="Table3.F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D6" style:family="table-cell">
      <style:table-cell-properties fo:padding="0.0403in" fo:border="0.5pt solid #000000"/>
    </style:style>
    <style:style style:name="Table3.E6" style:family="table-cell">
      <style:table-cell-properties fo:padding="0.0403in" fo:border="0.5pt solid #000000"/>
    </style:style>
    <style:style style:name="Table3.F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D7" style:family="table-cell">
      <style:table-cell-properties fo:padding="0.0403in" fo:border="0.5pt solid #000000"/>
    </style:style>
    <style:style style:name="Table3.E7" style:family="table-cell">
      <style:table-cell-properties fo:padding="0.0403in" fo:border="0.5pt solid #000000"/>
    </style:style>
    <style:style style:name="Table3.F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D8" style:family="table-cell">
      <style:table-cell-properties fo:padding="0.0403in" fo:border="0.5pt solid #000000"/>
    </style:style>
    <style:style style:name="Table3.E8" style:family="table-cell">
      <style:table-cell-properties fo:padding="0.0403in" fo:border="0.5pt solid #000000"/>
    </style:style>
    <style:style style:name="Table3.F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D9" style:family="table-cell">
      <style:table-cell-properties fo:padding="0.0403in" fo:border="0.5pt solid #000000"/>
    </style:style>
    <style:style style:name="Table3.E9" style:family="table-cell">
      <style:table-cell-properties fo:padding="0.0403in" fo:border="0.5pt solid #000000"/>
    </style:style>
    <style:style style:name="Table3.F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D10" style:family="table-cell">
      <style:table-cell-properties fo:padding="0.0403in" fo:border="0.5pt solid #000000"/>
    </style:style>
    <style:style style:name="Table3.E10" style:family="table-cell">
      <style:table-cell-properties fo:padding="0.0403in" fo:border="0.5pt solid #000000"/>
    </style:style>
    <style:style style:name="Table3.F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3.D11" style:family="table-cell">
      <style:table-cell-properties fo:padding="0.0403in" fo:border="0.5pt solid #000000"/>
    </style:style>
    <style:style style:name="Table3.E11" style:family="table-cell">
      <style:table-cell-properties fo:padding="0.0403in" fo:border="0.5pt solid #000000"/>
    </style:style>
    <style:style style:name="Table3.F11" style:family="table-cell">
      <style:table-cell-properties fo:padding="0.0403in" fo:border="0.5pt solid #000000"/>
    </style:style>
    <style:style style:name="Table3.A12" style:family="table-cell">
      <style:table-cell-properties fo:padding="0.0403in" fo:border="0.5pt solid #000000"/>
    </style:style>
    <style:style style:name="Table3.B12" style:family="table-cell">
      <style:table-cell-properties fo:padding="0.0403in" fo:border="0.5pt solid #000000"/>
    </style:style>
    <style:style style:name="Table3.C12" style:family="table-cell">
      <style:table-cell-properties fo:padding="0.0403in" fo:border="0.5pt solid #000000"/>
    </style:style>
    <style:style style:name="Table3.D12" style:family="table-cell">
      <style:table-cell-properties fo:padding="0.0403in" fo:border="0.5pt solid #000000"/>
    </style:style>
    <style:style style:name="Table3.E12" style:family="table-cell">
      <style:table-cell-properties fo:padding="0.0403in" fo:border="0.5pt solid #000000"/>
    </style:style>
    <style:style style:name="Table3.F12" style:family="table-cell">
      <style:table-cell-properties fo:padding="0.0403in" fo:border="0.5pt solid #000000"/>
    </style:style>
    <style:style style:name="Table4" style:family="table">
      <style:table-properties style:width="9.6in" table:align="margins"/>
    </style:style>
    <style:style style:name="Table4.A" style:family="table-column">
      <style:table-column-properties style:column-width="0.5056in" style:rel-column-width="3449*"/>
    </style:style>
    <style:style style:name="Table4.B" style:family="table-column">
      <style:table-column-properties style:column-width="0.7069in" style:rel-column-width="4828*"/>
    </style:style>
    <style:style style:name="Table4.C" style:family="table-column">
      <style:table-column-properties style:column-width="1.0104in" style:rel-column-width="6898*"/>
    </style:style>
    <style:style style:name="Table4.D" style:family="table-column">
      <style:table-column-properties style:column-width="0.9097in" style:rel-column-width="6208*"/>
    </style:style>
    <style:style style:name="Table4.F" style:family="table-column">
      <style:table-column-properties style:column-width="5.7604in" style:rel-column-width="39324*"/>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D2" style:family="table-cell">
      <style:table-cell-properties fo:padding="0.0403in" fo:border="0.5pt solid #000000"/>
    </style:style>
    <style:style style:name="Table4.E2" style:family="table-cell">
      <style:table-cell-properties fo:padding="0.0403in" fo:border="0.5pt solid #000000"/>
    </style:style>
    <style:style style:name="Table4.F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D3" style:family="table-cell">
      <style:table-cell-properties fo:padding="0.0403in" fo:border="0.5pt solid #000000"/>
    </style:style>
    <style:style style:name="Table4.E3" style:family="table-cell">
      <style:table-cell-properties fo:padding="0.0403in" fo:border="0.5pt solid #000000"/>
    </style:style>
    <style:style style:name="Table4.F3" style:family="table-cell">
      <style:table-cell-properties fo:padding="0.0403in" fo:border="0.5pt solid #000000"/>
    </style:style>
    <style:style style:name="Table4.A4" style:family="table-cell">
      <style:table-cell-properties fo:padding="0.0403in" fo:border="0.5pt solid #000000"/>
    </style:style>
    <style:style style:name="Table4.B4" style:family="table-cell">
      <style:table-cell-properties fo:padding="0.0403in" fo:border="0.5pt solid #000000"/>
    </style:style>
    <style:style style:name="Table4.C4" style:family="table-cell">
      <style:table-cell-properties fo:padding="0.0403in" fo:border="0.5pt solid #000000"/>
    </style:style>
    <style:style style:name="Table4.D4" style:family="table-cell">
      <style:table-cell-properties fo:padding="0.0403in" fo:border="0.5pt solid #000000"/>
    </style:style>
    <style:style style:name="Table4.E4" style:family="table-cell">
      <style:table-cell-properties fo:padding="0.0403in" fo:border="0.5pt solid #000000"/>
    </style:style>
    <style:style style:name="Table4.F4" style:family="table-cell">
      <style:table-cell-properties fo:padding="0.0403in" fo:border="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D5" style:family="table-cell">
      <style:table-cell-properties fo:padding="0.0403in" fo:border="0.5pt solid #000000"/>
    </style:style>
    <style:style style:name="Table4.E5" style:family="table-cell">
      <style:table-cell-properties fo:padding="0.0403in" fo:border="0.5pt solid #000000"/>
    </style:style>
    <style:style style:name="Table4.F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D6" style:family="table-cell">
      <style:table-cell-properties fo:padding="0.0403in" fo:border="0.5pt solid #000000"/>
    </style:style>
    <style:style style:name="Table4.E6" style:family="table-cell">
      <style:table-cell-properties fo:padding="0.0403in" fo:border="0.5pt solid #000000"/>
    </style:style>
    <style:style style:name="Table4.F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D7" style:family="table-cell">
      <style:table-cell-properties fo:padding="0.0403in" fo:border="0.5pt solid #000000"/>
    </style:style>
    <style:style style:name="Table4.E7" style:family="table-cell">
      <style:table-cell-properties fo:padding="0.0403in" fo:border="0.5pt solid #000000"/>
    </style:style>
    <style:style style:name="Table4.F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D8" style:family="table-cell">
      <style:table-cell-properties fo:padding="0.0403in" fo:border="0.5pt solid #000000"/>
    </style:style>
    <style:style style:name="Table4.E8" style:family="table-cell">
      <style:table-cell-properties fo:padding="0.0403in" fo:border="0.5pt solid #000000"/>
    </style:style>
    <style:style style:name="Table4.F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4.D9" style:family="table-cell">
      <style:table-cell-properties fo:padding="0.0403in" fo:border="0.5pt solid #000000"/>
    </style:style>
    <style:style style:name="Table4.E9" style:family="table-cell">
      <style:table-cell-properties fo:padding="0.0403in" fo:border="0.5pt solid #000000"/>
    </style:style>
    <style:style style:name="Table4.F9" style:family="table-cell">
      <style:table-cell-properties fo:padding="0.0403in" fo:border="0.5pt solid #000000"/>
    </style:style>
    <style:style style:name="Table4.A10" style:family="table-cell">
      <style:table-cell-properties fo:padding="0.0403in" fo:border="0.5pt solid #000000"/>
    </style:style>
    <style:style style:name="Table4.B10" style:family="table-cell">
      <style:table-cell-properties fo:padding="0.0403in" fo:border="0.5pt solid #000000"/>
    </style:style>
    <style:style style:name="Table4.C10" style:family="table-cell">
      <style:table-cell-properties fo:padding="0.0403in" fo:border="0.5pt solid #000000"/>
    </style:style>
    <style:style style:name="Table4.D10" style:family="table-cell">
      <style:table-cell-properties fo:padding="0.0403in" fo:border="0.5pt solid #000000"/>
    </style:style>
    <style:style style:name="Table4.E10" style:family="table-cell">
      <style:table-cell-properties fo:padding="0.0403in" fo:border="0.5pt solid #000000"/>
    </style:style>
    <style:style style:name="Table4.F10" style:family="table-cell">
      <style:table-cell-properties fo:padding="0.0403in" fo:border="0.5pt solid #000000"/>
    </style:style>
    <style:style style:name="Table4.A11" style:family="table-cell">
      <style:table-cell-properties fo:padding="0.0403in" fo:border="0.5pt solid #000000"/>
    </style:style>
    <style:style style:name="Table4.B11" style:family="table-cell">
      <style:table-cell-properties fo:padding="0.0403in" fo:border="0.5pt solid #000000"/>
    </style:style>
    <style:style style:name="Table4.C11" style:family="table-cell">
      <style:table-cell-properties fo:padding="0.0403in" fo:border="0.5pt solid #000000"/>
    </style:style>
    <style:style style:name="Table4.D11" style:family="table-cell">
      <style:table-cell-properties fo:padding="0.0403in" fo:border="0.5pt solid #000000"/>
    </style:style>
    <style:style style:name="Table4.E11" style:family="table-cell">
      <style:table-cell-properties fo:padding="0.0403in" fo:border="0.5pt solid #000000"/>
    </style:style>
    <style:style style:name="Table4.F11" style:family="table-cell">
      <style:table-cell-properties fo:padding="0.0403in" fo:border="0.5pt solid #000000"/>
    </style:style>
    <style:style style:name="Table4.A12" style:family="table-cell">
      <style:table-cell-properties fo:padding="0.0403in" fo:border="0.5pt solid #000000"/>
    </style:style>
    <style:style style:name="Table4.B12" style:family="table-cell">
      <style:table-cell-properties fo:padding="0.0403in" fo:border="0.5pt solid #000000"/>
    </style:style>
    <style:style style:name="Table4.C12" style:family="table-cell">
      <style:table-cell-properties fo:padding="0.0403in" fo:border="0.5pt solid #000000"/>
    </style:style>
    <style:style style:name="Table4.D12" style:family="table-cell">
      <style:table-cell-properties fo:padding="0.0403in" fo:border="0.5pt solid #000000"/>
    </style:style>
    <style:style style:name="Table4.E12" style:family="table-cell">
      <style:table-cell-properties fo:padding="0.0403in" fo:border="0.5pt solid #000000"/>
    </style:style>
    <style:style style:name="Table4.F12" style:family="table-cell">
      <style:table-cell-properties fo:padding="0.0403in" fo:border="0.5pt solid #000000"/>
    </style:style>
    <style:style style:name="Table5" style:family="table">
      <style:table-properties style:width="9.6in" table:align="margins"/>
    </style:style>
    <style:style style:name="Table5.A" style:family="table-column">
      <style:table-column-properties style:column-width="0.5056in" style:rel-column-width="3449*"/>
    </style:style>
    <style:style style:name="Table5.B" style:family="table-column">
      <style:table-column-properties style:column-width="1.6167in" style:rel-column-width="11037*"/>
    </style:style>
    <style:style style:name="Table5.C" style:family="table-column">
      <style:table-column-properties style:column-width="1.4146in" style:rel-column-width="9657*"/>
    </style:style>
    <style:style style:name="Table5.D" style:family="table-column">
      <style:table-column-properties style:column-width="0.9097in" style:rel-column-width="6208*"/>
    </style:style>
    <style:style style:name="Table5.E" style:family="table-column">
      <style:table-column-properties style:column-width="0.7069in" style:rel-column-width="4828*"/>
    </style:style>
    <style:style style:name="Table5.F" style:family="table-column">
      <style:table-column-properties style:column-width="4.4465in" style:rel-column-width="3035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D2" style:family="table-cell">
      <style:table-cell-properties fo:padding="0.0403in" fo:border="0.5pt solid #000000"/>
    </style:style>
    <style:style style:name="Table5.E2" style:family="table-cell">
      <style:table-cell-properties fo:padding="0.0403in" fo:border="0.5pt solid #000000"/>
    </style:style>
    <style:style style:name="Table5.F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D3" style:family="table-cell">
      <style:table-cell-properties fo:padding="0.0403in" fo:border="0.5pt solid #000000"/>
    </style:style>
    <style:style style:name="Table5.E3" style:family="table-cell">
      <style:table-cell-properties fo:padding="0.0403in" fo:border="0.5pt solid #000000"/>
    </style:style>
    <style:style style:name="Table5.F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D4" style:family="table-cell">
      <style:table-cell-properties fo:padding="0.0403in" fo:border="0.5pt solid #000000"/>
    </style:style>
    <style:style style:name="Table5.E4" style:family="table-cell">
      <style:table-cell-properties fo:padding="0.0403in" fo:border="0.5pt solid #000000"/>
    </style:style>
    <style:style style:name="Table5.F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D5" style:family="table-cell">
      <style:table-cell-properties fo:padding="0.0403in" fo:border="0.5pt solid #000000"/>
    </style:style>
    <style:style style:name="Table5.E5" style:family="table-cell">
      <style:table-cell-properties fo:padding="0.0403in" fo:border="0.5pt solid #000000"/>
    </style:style>
    <style:style style:name="Table5.F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D6" style:family="table-cell">
      <style:table-cell-properties fo:padding="0.0403in" fo:border="0.5pt solid #000000"/>
    </style:style>
    <style:style style:name="Table5.E6" style:family="table-cell">
      <style:table-cell-properties fo:padding="0.0403in" fo:border="0.5pt solid #000000"/>
    </style:style>
    <style:style style:name="Table5.F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D7" style:family="table-cell">
      <style:table-cell-properties fo:padding="0.0403in" fo:border="0.5pt solid #000000"/>
    </style:style>
    <style:style style:name="Table5.E7" style:family="table-cell">
      <style:table-cell-properties fo:padding="0.0403in" fo:border="0.5pt solid #000000"/>
    </style:style>
    <style:style style:name="Table5.F7" style:family="table-cell">
      <style:table-cell-properties fo:padding="0.0403in" fo:border="0.5pt solid #000000"/>
    </style:style>
    <style:style style:name="Table6" style:family="table">
      <style:table-properties style:width="9.6in" table:align="margins"/>
    </style:style>
    <style:style style:name="Table6.A" style:family="table-column">
      <style:table-column-properties style:column-width="0.5056in" style:rel-column-width="3449*"/>
    </style:style>
    <style:style style:name="Table6.B" style:family="table-column">
      <style:table-column-properties style:column-width="1.6167in" style:rel-column-width="11037*"/>
    </style:style>
    <style:style style:name="Table6.D" style:family="table-column">
      <style:table-column-properties style:column-width="0.9097in" style:rel-column-width="6208*"/>
    </style:style>
    <style:style style:name="Table6.E" style:family="table-column">
      <style:table-column-properties style:column-width="0.7069in" style:rel-column-width="4828*"/>
    </style:style>
    <style:style style:name="Table6.F" style:family="table-column">
      <style:table-column-properties style:column-width="4.2444in" style:rel-column-width="28976*"/>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E2" style:family="table-cell">
      <style:table-cell-properties fo:padding="0.0403in" fo:border="0.5pt solid #000000"/>
    </style:style>
    <style:style style:name="Table6.F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E3" style:family="table-cell">
      <style:table-cell-properties fo:padding="0.0403in" fo:border="0.5pt solid #000000"/>
    </style:style>
    <style:style style:name="Table6.F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E4" style:family="table-cell">
      <style:table-cell-properties fo:padding="0.0403in" fo:border="0.5pt solid #000000"/>
    </style:style>
    <style:style style:name="Table6.F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E5" style:family="table-cell">
      <style:table-cell-properties fo:padding="0.0403in" fo:border="0.5pt solid #000000"/>
    </style:style>
    <style:style style:name="Table6.F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6.E6" style:family="table-cell">
      <style:table-cell-properties fo:padding="0.0403in" fo:border="0.5pt solid #000000"/>
    </style:style>
    <style:style style:name="Table6.F6" style:family="table-cell">
      <style:table-cell-properties fo:padding="0.0403in" fo:border="0.5pt solid #000000"/>
    </style:style>
    <style:style style:name="Table6.A7" style:family="table-cell">
      <style:table-cell-properties fo:padding="0.0403in" fo:border="0.5pt solid #000000"/>
    </style:style>
    <style:style style:name="Table6.B7" style:family="table-cell">
      <style:table-cell-properties fo:padding="0.0403in" fo:border="0.5pt solid #000000"/>
    </style:style>
    <style:style style:name="Table6.C7" style:family="table-cell">
      <style:table-cell-properties fo:padding="0.0403in" fo:border="0.5pt solid #000000"/>
    </style:style>
    <style:style style:name="Table6.D7" style:family="table-cell">
      <style:table-cell-properties fo:padding="0.0403in" fo:border="0.5pt solid #000000"/>
    </style:style>
    <style:style style:name="Table6.E7" style:family="table-cell">
      <style:table-cell-properties fo:padding="0.0403in" fo:border="0.5pt solid #000000"/>
    </style:style>
    <style:style style:name="Table6.F7" style:family="table-cell">
      <style:table-cell-properties fo:padding="0.0403in" fo:border="0.5pt solid #000000"/>
    </style:style>
    <style:style style:name="Table6.A8" style:family="table-cell">
      <style:table-cell-properties fo:padding="0.0403in" fo:border="0.5pt solid #000000"/>
    </style:style>
    <style:style style:name="Table6.B8" style:family="table-cell">
      <style:table-cell-properties fo:padding="0.0403in" fo:border="0.5pt solid #000000"/>
    </style:style>
    <style:style style:name="Table6.C8" style:family="table-cell">
      <style:table-cell-properties fo:padding="0.0403in" fo:border="0.5pt solid #000000"/>
    </style:style>
    <style:style style:name="Table6.D8" style:family="table-cell">
      <style:table-cell-properties fo:padding="0.0403in" fo:border="0.5pt solid #000000"/>
    </style:style>
    <style:style style:name="Table6.E8" style:family="table-cell">
      <style:table-cell-properties fo:padding="0.0403in" fo:border="0.5pt solid #000000"/>
    </style:style>
    <style:style style:name="Table6.F8" style:family="table-cell">
      <style:table-cell-properties fo:padding="0.0403in" fo:border="0.5pt solid #000000"/>
    </style:style>
    <style:style style:name="Table6.A9" style:family="table-cell">
      <style:table-cell-properties fo:padding="0.0403in" fo:border="0.5pt solid #000000"/>
    </style:style>
    <style:style style:name="Table6.B9" style:family="table-cell">
      <style:table-cell-properties fo:padding="0.0403in" fo:border="0.5pt solid #000000"/>
    </style:style>
    <style:style style:name="Table6.C9" style:family="table-cell">
      <style:table-cell-properties fo:padding="0.0403in" fo:border="0.5pt solid #000000"/>
    </style:style>
    <style:style style:name="Table6.D9" style:family="table-cell">
      <style:table-cell-properties fo:padding="0.0403in" fo:border="0.5pt solid #000000"/>
    </style:style>
    <style:style style:name="Table6.E9" style:family="table-cell">
      <style:table-cell-properties fo:padding="0.0403in" fo:border="0.5pt solid #000000"/>
    </style:style>
    <style:style style:name="Table6.F9" style:family="table-cell">
      <style:table-cell-properties fo:padding="0.0403in" fo:border="0.5pt solid #000000"/>
    </style:style>
    <style:style style:name="Table6.A10" style:family="table-cell">
      <style:table-cell-properties fo:padding="0.0403in" fo:border="0.5pt solid #000000"/>
    </style:style>
    <style:style style:name="Table6.B10" style:family="table-cell">
      <style:table-cell-properties fo:padding="0.0403in" fo:border="0.5pt solid #000000"/>
    </style:style>
    <style:style style:name="Table6.C10" style:family="table-cell">
      <style:table-cell-properties fo:padding="0.0403in" fo:border="0.5pt solid #000000"/>
    </style:style>
    <style:style style:name="Table6.D10" style:family="table-cell">
      <style:table-cell-properties fo:padding="0.0403in" fo:border="0.5pt solid #000000"/>
    </style:style>
    <style:style style:name="Table6.E10" style:family="table-cell">
      <style:table-cell-properties fo:padding="0.0403in" fo:border="0.5pt solid #000000"/>
    </style:style>
    <style:style style:name="Table6.F10" style:family="table-cell">
      <style:table-cell-properties fo:padding="0.0403in" fo:border="0.5pt solid #000000"/>
    </style:style>
    <style:style style:name="Table6.A11" style:family="table-cell">
      <style:table-cell-properties fo:padding="0.0403in" fo:border="0.5pt solid #000000"/>
    </style:style>
    <style:style style:name="Table6.B11" style:family="table-cell">
      <style:table-cell-properties fo:padding="0.0403in" fo:border="0.5pt solid #000000"/>
    </style:style>
    <style:style style:name="Table6.C11" style:family="table-cell">
      <style:table-cell-properties fo:padding="0.0403in" fo:border="0.5pt solid #000000"/>
    </style:style>
    <style:style style:name="Table6.D11" style:family="table-cell">
      <style:table-cell-properties fo:padding="0.0403in" fo:border="0.5pt solid #000000"/>
    </style:style>
    <style:style style:name="Table6.E11" style:family="table-cell">
      <style:table-cell-properties fo:padding="0.0403in" fo:border="0.5pt solid #000000"/>
    </style:style>
    <style:style style:name="Table6.F11" style:family="table-cell">
      <style:table-cell-properties fo:padding="0.0403in" fo:border="0.5pt solid #000000"/>
    </style:style>
    <style:style style:name="Table6.A12" style:family="table-cell">
      <style:table-cell-properties fo:padding="0.0403in" fo:border="0.5pt solid #000000"/>
    </style:style>
    <style:style style:name="Table6.B12" style:family="table-cell">
      <style:table-cell-properties fo:padding="0.0403in" fo:border="0.5pt solid #000000"/>
    </style:style>
    <style:style style:name="Table6.C12" style:family="table-cell">
      <style:table-cell-properties fo:padding="0.0403in" fo:border="0.5pt solid #000000"/>
    </style:style>
    <style:style style:name="Table6.D12" style:family="table-cell">
      <style:table-cell-properties fo:padding="0.0403in" fo:border="0.5pt solid #000000"/>
    </style:style>
    <style:style style:name="Table6.E12" style:family="table-cell">
      <style:table-cell-properties fo:padding="0.0403in" fo:border="0.5pt solid #000000"/>
    </style:style>
    <style:style style:name="Table6.F12" style:family="table-cell">
      <style:table-cell-properties fo:padding="0.0403in" fo:border="0.5pt solid #000000"/>
    </style:style>
    <style:style style:name="Table7" style:family="table">
      <style:table-properties style:width="9.6in" table:align="margins"/>
    </style:style>
    <style:style style:name="Table7.A" style:family="table-column">
      <style:table-column-properties style:column-width="2.0208in" style:rel-column-width="13796*"/>
    </style:style>
    <style:style style:name="Table7.B" style:family="table-column">
      <style:table-column-properties style:column-width="1.516in" style:rel-column-width="10347*"/>
    </style:style>
    <style:style style:name="Table7.D" style:family="table-column">
      <style:table-column-properties style:column-width="4.5479in" style:rel-column-width="31045*"/>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background-color="#e2efda" fo:padding="0.0403in" fo:border="0.5pt solid #000000">
        <style:background-image/>
      </style:table-cell-properties>
    </style:style>
    <style:style style:name="Table8" style:family="table">
      <style:table-properties style:width="9.6in" table:align="margins"/>
    </style:style>
    <style:style style:name="Table8.A" style:family="table-column">
      <style:table-column-properties style:column-width="0.5056in" style:rel-column-width="3449*"/>
    </style:style>
    <style:style style:name="Table8.B" style:family="table-column">
      <style:table-column-properties style:column-width="3.5368in" style:rel-column-width="24144*"/>
    </style:style>
    <style:style style:name="Table8.C" style:family="table-column">
      <style:table-column-properties style:column-width="0.7069in" style:rel-column-width="4828*"/>
    </style:style>
    <style:style style:name="Table8.D" style:family="table-column">
      <style:table-column-properties style:column-width="4.8507in" style:rel-column-width="33114*"/>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D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D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D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8.D5" style:family="table-cell">
      <style:table-cell-properties fo:padding="0.0403in" fo:border="0.5pt solid #000000"/>
    </style:style>
    <style:style style:name="Table8.A6" style:family="table-cell">
      <style:table-cell-properties fo:padding="0.0403in" fo:border="0.5pt solid #000000"/>
    </style:style>
    <style:style style:name="Table8.B6" style:family="table-cell">
      <style:table-cell-properties fo:padding="0.0403in" fo:border="0.5pt solid #000000"/>
    </style:style>
    <style:style style:name="Table8.C6" style:family="table-cell">
      <style:table-cell-properties fo:padding="0.0403in" fo:border="0.5pt solid #000000"/>
    </style:style>
    <style:style style:name="Table8.D6" style:family="table-cell">
      <style:table-cell-properties fo:padding="0.0403in" fo:border="0.5pt solid #000000"/>
    </style:style>
    <style:style style:name="Table8.A7" style:family="table-cell">
      <style:table-cell-properties fo:padding="0.0403in" fo:border="0.5pt solid #000000"/>
    </style:style>
    <style:style style:name="Table8.B7" style:family="table-cell">
      <style:table-cell-properties fo:padding="0.0403in" fo:border="0.5pt solid #000000"/>
    </style:style>
    <style:style style:name="Table8.C7" style:family="table-cell">
      <style:table-cell-properties fo:padding="0.0403in" fo:border="0.5pt solid #000000"/>
    </style:style>
    <style:style style:name="Table8.D7" style:family="table-cell">
      <style:table-cell-properties fo:padding="0.0403in" fo:border="0.5pt solid #000000"/>
    </style:style>
    <style:style style:name="Table9" style:family="table">
      <style:table-properties style:width="9.6in" table:align="margins"/>
    </style:style>
    <style:style style:name="Table9.A" style:family="table-column">
      <style:table-column-properties style:column-width="2.0208in" style:rel-column-width="13796*"/>
    </style:style>
    <style:style style:name="Table9.B" style:family="table-column">
      <style:table-column-properties style:column-width="1.516in" style:rel-column-width="10347*"/>
    </style:style>
    <style:style style:name="Table9.D" style:family="table-column">
      <style:table-column-properties style:column-width="4.5479in" style:rel-column-width="31045*"/>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background-color="#e2efda" fo:padding="0.0403in" fo:border="0.5pt solid #000000">
        <style:background-image/>
      </style:table-cell-properties>
    </style:style>
    <style:style style:name="Table10" style:family="table">
      <style:table-properties style:width="9.6in" table:align="margins"/>
    </style:style>
    <style:style style:name="Table10.A" style:family="table-column">
      <style:table-column-properties style:column-width="0.5056in" style:rel-column-width="3449*"/>
    </style:style>
    <style:style style:name="Table10.B" style:family="table-column">
      <style:table-column-properties style:column-width="4.5472in" style:rel-column-width="31042*"/>
    </style:style>
    <style:style style:name="Table10.C" style:family="table-column">
      <style:table-column-properties style:column-width="0.9097in" style:rel-column-width="6208*"/>
    </style:style>
    <style:style style:name="Table10.D" style:family="table-column">
      <style:table-column-properties style:column-width="0.7069in" style:rel-column-width="4828*"/>
    </style:style>
    <style:style style:name="Table10.E" style:family="table-column">
      <style:table-column-properties style:column-width="2.9313in" style:rel-column-width="20008*"/>
    </style:style>
    <style:style style:name="Table10.A1" style:family="table-cell">
      <style:table-cell-properties fo:background-color="#d9e2f3" fo:padding="0.0403in" fo:border="0.5pt solid #000000">
        <style:background-image/>
      </style:table-cell-properties>
    </style:style>
    <style:style style:name="Table10.A2" style:family="table-cell">
      <style:table-cell-properties fo:padding="0.0403in" fo:border="0.5pt solid #000000"/>
    </style:style>
    <style:style style:name="Table10.B2" style:family="table-cell">
      <style:table-cell-properties fo:padding="0.0403in" fo:border="0.5pt solid #000000"/>
    </style:style>
    <style:style style:name="Table10.C2" style:family="table-cell">
      <style:table-cell-properties fo:padding="0.0403in" fo:border="0.5pt solid #000000"/>
    </style:style>
    <style:style style:name="Table10.D2" style:family="table-cell">
      <style:table-cell-properties fo:padding="0.0403in" fo:border="0.5pt solid #000000"/>
    </style:style>
    <style:style style:name="Table10.E2" style:family="table-cell">
      <style:table-cell-properties fo:padding="0.0403in" fo:border="0.5pt solid #000000"/>
    </style:style>
    <style:style style:name="Table10.A3" style:family="table-cell">
      <style:table-cell-properties fo:padding="0.0403in" fo:border="0.5pt solid #000000"/>
    </style:style>
    <style:style style:name="Table10.B3" style:family="table-cell">
      <style:table-cell-properties fo:padding="0.0403in" fo:border="0.5pt solid #000000"/>
    </style:style>
    <style:style style:name="Table10.C3" style:family="table-cell">
      <style:table-cell-properties fo:padding="0.0403in" fo:border="0.5pt solid #000000"/>
    </style:style>
    <style:style style:name="Table10.D3" style:family="table-cell">
      <style:table-cell-properties fo:padding="0.0403in" fo:border="0.5pt solid #000000"/>
    </style:style>
    <style:style style:name="Table10.E3" style:family="table-cell">
      <style:table-cell-properties fo:padding="0.0403in" fo:border="0.5pt solid #000000"/>
    </style:style>
    <style:style style:name="Table10.A4" style:family="table-cell">
      <style:table-cell-properties fo:padding="0.0403in" fo:border="0.5pt solid #000000"/>
    </style:style>
    <style:style style:name="Table10.B4" style:family="table-cell">
      <style:table-cell-properties fo:padding="0.0403in" fo:border="0.5pt solid #000000"/>
    </style:style>
    <style:style style:name="Table10.C4" style:family="table-cell">
      <style:table-cell-properties fo:padding="0.0403in" fo:border="0.5pt solid #000000"/>
    </style:style>
    <style:style style:name="Table10.D4" style:family="table-cell">
      <style:table-cell-properties fo:padding="0.0403in" fo:border="0.5pt solid #000000"/>
    </style:style>
    <style:style style:name="Table10.E4" style:family="table-cell">
      <style:table-cell-properties fo:padding="0.0403in" fo:border="0.5pt solid #000000"/>
    </style:style>
    <style:style style:name="Table10.A5" style:family="table-cell">
      <style:table-cell-properties fo:padding="0.0403in" fo:border="0.5pt solid #000000"/>
    </style:style>
    <style:style style:name="Table10.B5" style:family="table-cell">
      <style:table-cell-properties fo:padding="0.0403in" fo:border="0.5pt solid #000000"/>
    </style:style>
    <style:style style:name="Table10.C5" style:family="table-cell">
      <style:table-cell-properties fo:padding="0.0403in" fo:border="0.5pt solid #000000"/>
    </style:style>
    <style:style style:name="Table10.D5" style:family="table-cell">
      <style:table-cell-properties fo:padding="0.0403in" fo:border="0.5pt solid #000000"/>
    </style:style>
    <style:style style:name="Table10.E5" style:family="table-cell">
      <style:table-cell-properties fo:padding="0.0403in" fo:border="0.5pt solid #000000"/>
    </style:style>
    <style:style style:name="Table10.A6" style:family="table-cell">
      <style:table-cell-properties fo:padding="0.0403in" fo:border="0.5pt solid #000000"/>
    </style:style>
    <style:style style:name="Table10.B6" style:family="table-cell">
      <style:table-cell-properties fo:padding="0.0403in" fo:border="0.5pt solid #000000"/>
    </style:style>
    <style:style style:name="Table10.C6" style:family="table-cell">
      <style:table-cell-properties fo:padding="0.0403in" fo:border="0.5pt solid #000000"/>
    </style:style>
    <style:style style:name="Table10.D6" style:family="table-cell">
      <style:table-cell-properties fo:padding="0.0403in" fo:border="0.5pt solid #000000"/>
    </style:style>
    <style:style style:name="Table10.E6" style:family="table-cell">
      <style:table-cell-properties fo:padding="0.0403in" fo:border="0.5pt solid #000000"/>
    </style:style>
    <style:style style:name="Table10.A7" style:family="table-cell">
      <style:table-cell-properties fo:padding="0.0403in" fo:border="0.5pt solid #000000"/>
    </style:style>
    <style:style style:name="Table10.B7" style:family="table-cell">
      <style:table-cell-properties fo:padding="0.0403in" fo:border="0.5pt solid #000000"/>
    </style:style>
    <style:style style:name="Table10.C7" style:family="table-cell">
      <style:table-cell-properties fo:padding="0.0403in" fo:border="0.5pt solid #000000"/>
    </style:style>
    <style:style style:name="Table10.D7" style:family="table-cell">
      <style:table-cell-properties fo:padding="0.0403in" fo:border="0.5pt solid #000000"/>
    </style:style>
    <style:style style:name="Table10.E7" style:family="table-cell">
      <style:table-cell-properties fo:padding="0.0403in" fo:border="0.5pt solid #000000"/>
    </style:style>
    <style:style style:name="Table10.A8" style:family="table-cell">
      <style:table-cell-properties fo:padding="0.0403in" fo:border="0.5pt solid #000000"/>
    </style:style>
    <style:style style:name="Table10.B8" style:family="table-cell">
      <style:table-cell-properties fo:padding="0.0403in" fo:border="0.5pt solid #000000"/>
    </style:style>
    <style:style style:name="Table10.C8" style:family="table-cell">
      <style:table-cell-properties fo:padding="0.0403in" fo:border="0.5pt solid #000000"/>
    </style:style>
    <style:style style:name="Table10.D8" style:family="table-cell">
      <style:table-cell-properties fo:padding="0.0403in" fo:border="0.5pt solid #000000"/>
    </style:style>
    <style:style style:name="Table10.E8" style:family="table-cell">
      <style:table-cell-properties fo:padding="0.0403in" fo:border="0.5pt solid #000000"/>
    </style:style>
    <style:style style:name="Table10.A9" style:family="table-cell">
      <style:table-cell-properties fo:padding="0.0403in" fo:border="0.5pt solid #000000"/>
    </style:style>
    <style:style style:name="Table10.B9" style:family="table-cell">
      <style:table-cell-properties fo:padding="0.0403in" fo:border="0.5pt solid #000000"/>
    </style:style>
    <style:style style:name="Table10.C9" style:family="table-cell">
      <style:table-cell-properties fo:padding="0.0403in" fo:border="0.5pt solid #000000"/>
    </style:style>
    <style:style style:name="Table10.D9" style:family="table-cell">
      <style:table-cell-properties fo:padding="0.0403in" fo:border="0.5pt solid #000000"/>
    </style:style>
    <style:style style:name="Table10.E9" style:family="table-cell">
      <style:table-cell-properties fo:padding="0.0403in" fo:border="0.5pt solid #000000"/>
    </style:style>
    <style:style style:name="Table10.A10" style:family="table-cell">
      <style:table-cell-properties fo:padding="0.0403in" fo:border="0.5pt solid #000000"/>
    </style:style>
    <style:style style:name="Table10.B10" style:family="table-cell">
      <style:table-cell-properties fo:padding="0.0403in" fo:border="0.5pt solid #000000"/>
    </style:style>
    <style:style style:name="Table10.C10" style:family="table-cell">
      <style:table-cell-properties fo:padding="0.0403in" fo:border="0.5pt solid #000000"/>
    </style:style>
    <style:style style:name="Table10.D10" style:family="table-cell">
      <style:table-cell-properties fo:padding="0.0403in" fo:border="0.5pt solid #000000"/>
    </style:style>
    <style:style style:name="Table10.E10" style:family="table-cell">
      <style:table-cell-properties fo:padding="0.0403in" fo:border="0.5pt solid #000000"/>
    </style:style>
    <style:style style:name="Table10.A11" style:family="table-cell">
      <style:table-cell-properties fo:padding="0.0403in" fo:border="0.5pt solid #000000"/>
    </style:style>
    <style:style style:name="Table10.B11" style:family="table-cell">
      <style:table-cell-properties fo:padding="0.0403in" fo:border="0.5pt solid #000000"/>
    </style:style>
    <style:style style:name="Table10.C11" style:family="table-cell">
      <style:table-cell-properties fo:padding="0.0403in" fo:border="0.5pt solid #000000"/>
    </style:style>
    <style:style style:name="Table10.D11" style:family="table-cell">
      <style:table-cell-properties fo:padding="0.0403in" fo:border="0.5pt solid #000000"/>
    </style:style>
    <style:style style:name="Table10.E11" style:family="table-cell">
      <style:table-cell-properties fo:padding="0.0403in" fo:border="0.5pt solid #000000"/>
    </style:style>
    <style:style style:name="Table10.A12" style:family="table-cell">
      <style:table-cell-properties fo:padding="0.0403in" fo:border="0.5pt solid #000000"/>
    </style:style>
    <style:style style:name="Table10.B12" style:family="table-cell">
      <style:table-cell-properties fo:padding="0.0403in" fo:border="0.5pt solid #000000"/>
    </style:style>
    <style:style style:name="Table10.C12" style:family="table-cell">
      <style:table-cell-properties fo:padding="0.0403in" fo:border="0.5pt solid #000000"/>
    </style:style>
    <style:style style:name="Table10.D12" style:family="table-cell">
      <style:table-cell-properties fo:padding="0.0403in" fo:border="0.5pt solid #000000"/>
    </style:style>
    <style:style style:name="Table10.E12" style:family="table-cell">
      <style:table-cell-properties fo:padding="0.0403in" fo:border="0.5pt solid #000000"/>
    </style:style>
    <style:style style:name="Table13" style:family="table">
      <style:table-properties style:width="9.6in" table:align="margins"/>
    </style:style>
    <style:style style:name="Table13.A" style:family="table-column">
      <style:table-column-properties style:column-width="0.5056in" style:rel-column-width="3449*"/>
    </style:style>
    <style:style style:name="Table13.B" style:family="table-column">
      <style:table-column-properties style:column-width="4.5472in" style:rel-column-width="31042*"/>
    </style:style>
    <style:style style:name="Table13.C" style:family="table-column">
      <style:table-column-properties style:column-width="0.9097in" style:rel-column-width="6208*"/>
    </style:style>
    <style:style style:name="Table13.D" style:family="table-column">
      <style:table-column-properties style:column-width="0.7069in" style:rel-column-width="4828*"/>
    </style:style>
    <style:style style:name="Table13.E" style:family="table-column">
      <style:table-column-properties style:column-width="2.9313in" style:rel-column-width="20008*"/>
    </style:style>
    <style:style style:name="Table13.A1" style:family="table-cell">
      <style:table-cell-properties fo:background-color="#d9e2f3" fo:padding="0.0403in" fo:border="0.5pt solid #000000">
        <style:background-image/>
      </style:table-cell-properties>
    </style:style>
    <style:style style:name="Table13.A2" style:family="table-cell">
      <style:table-cell-properties fo:padding="0.0403in" fo:border="0.5pt solid #000000"/>
    </style:style>
    <style:style style:name="Table13.B2" style:family="table-cell">
      <style:table-cell-properties fo:padding="0.0403in" fo:border="0.5pt solid #000000"/>
    </style:style>
    <style:style style:name="Table13.C2" style:family="table-cell">
      <style:table-cell-properties fo:padding="0.0403in" fo:border="0.5pt solid #000000"/>
    </style:style>
    <style:style style:name="Table13.D2" style:family="table-cell">
      <style:table-cell-properties fo:padding="0.0403in" fo:border="0.5pt solid #000000"/>
    </style:style>
    <style:style style:name="Table13.E2" style:family="table-cell">
      <style:table-cell-properties fo:padding="0.0403in" fo:border="0.5pt solid #000000"/>
    </style:style>
    <style:style style:name="Table13.A3" style:family="table-cell">
      <style:table-cell-properties fo:padding="0.0403in" fo:border="0.5pt solid #000000"/>
    </style:style>
    <style:style style:name="Table13.B3" style:family="table-cell">
      <style:table-cell-properties fo:padding="0.0403in" fo:border="0.5pt solid #000000"/>
    </style:style>
    <style:style style:name="Table13.C3" style:family="table-cell">
      <style:table-cell-properties fo:padding="0.0403in" fo:border="0.5pt solid #000000"/>
    </style:style>
    <style:style style:name="Table13.D3" style:family="table-cell">
      <style:table-cell-properties fo:padding="0.0403in" fo:border="0.5pt solid #000000"/>
    </style:style>
    <style:style style:name="Table13.E3" style:family="table-cell">
      <style:table-cell-properties fo:padding="0.0403in" fo:border="0.5pt solid #000000"/>
    </style:style>
    <style:style style:name="Table13.A4" style:family="table-cell">
      <style:table-cell-properties fo:padding="0.0403in" fo:border="0.5pt solid #000000"/>
    </style:style>
    <style:style style:name="Table13.B4" style:family="table-cell">
      <style:table-cell-properties fo:padding="0.0403in" fo:border="0.5pt solid #000000"/>
    </style:style>
    <style:style style:name="Table13.C4" style:family="table-cell">
      <style:table-cell-properties fo:padding="0.0403in" fo:border="0.5pt solid #000000"/>
    </style:style>
    <style:style style:name="Table13.D4" style:family="table-cell">
      <style:table-cell-properties fo:padding="0.0403in" fo:border="0.5pt solid #000000"/>
    </style:style>
    <style:style style:name="Table13.E4" style:family="table-cell">
      <style:table-cell-properties fo:padding="0.0403in" fo:border="0.5pt solid #000000"/>
    </style:style>
    <style:style style:name="Table13.A5" style:family="table-cell">
      <style:table-cell-properties fo:padding="0.0403in" fo:border="0.5pt solid #000000"/>
    </style:style>
    <style:style style:name="Table13.B5" style:family="table-cell">
      <style:table-cell-properties fo:padding="0.0403in" fo:border="0.5pt solid #000000"/>
    </style:style>
    <style:style style:name="Table13.C5" style:family="table-cell">
      <style:table-cell-properties fo:padding="0.0403in" fo:border="0.5pt solid #000000"/>
    </style:style>
    <style:style style:name="Table13.D5" style:family="table-cell">
      <style:table-cell-properties fo:padding="0.0403in" fo:border="0.5pt solid #000000"/>
    </style:style>
    <style:style style:name="Table13.E5" style:family="table-cell">
      <style:table-cell-properties fo:padding="0.0403in" fo:border="0.5pt solid #000000"/>
    </style:style>
    <style:style style:name="Table15" style:family="table">
      <style:table-properties style:width="9.6in" table:align="margins"/>
    </style:style>
    <style:style style:name="Table15.A" style:family="table-column">
      <style:table-column-properties style:column-width="2.0208in" style:rel-column-width="13796*"/>
    </style:style>
    <style:style style:name="Table15.B" style:family="table-column">
      <style:table-column-properties style:column-width="1.516in" style:rel-column-width="10347*"/>
    </style:style>
    <style:style style:name="Table15.D" style:family="table-column">
      <style:table-column-properties style:column-width="4.5479in" style:rel-column-width="31045*"/>
    </style:style>
    <style:style style:name="Table15.A1" style:family="table-cell">
      <style:table-cell-properties fo:background-color="#d9e2f3" fo:padding="0.0403in" fo:border="0.5pt solid #000000">
        <style:background-image/>
      </style:table-cell-properties>
    </style:style>
    <style:style style:name="Table15.A2" style:family="table-cell">
      <style:table-cell-properties fo:background-color="#e2efda" fo:padding="0.0403in" fo:border="0.5pt solid #000000">
        <style:background-image/>
      </style:table-cell-properties>
    </style:style>
    <style:style style:name="Table16" style:family="table">
      <style:table-properties style:width="9.6in" table:align="margins"/>
    </style:style>
    <style:style style:name="Table16.A" style:family="table-column">
      <style:table-column-properties style:column-width="3.5368in" style:rel-column-width="24144*"/>
    </style:style>
    <style:style style:name="Table16.B" style:family="table-column">
      <style:table-column-properties style:column-width="2.0208in" style:rel-column-width="13796*"/>
    </style:style>
    <style:style style:name="Table16.D" style:family="table-column">
      <style:table-column-properties style:column-width="2.0215in" style:rel-column-width="13799*"/>
    </style:style>
    <style:style style:name="Table16.A1" style:family="table-cell">
      <style:table-cell-properties fo:background-color="#d9e2f3" fo:padding="0.0403in" fo:border="0.5pt solid #000000">
        <style:background-image/>
      </style:table-cell-properties>
    </style:style>
    <style:style style:name="Table16.A2" style:family="table-cell">
      <style:table-cell-properties fo:padding="0.0403in" fo:border="0.5pt solid #000000"/>
    </style:style>
    <style:style style:name="Table16.B2" style:family="table-cell">
      <style:table-cell-properties fo:background-color="#e2efda" fo:padding="0.0403in" fo:border="0.5pt solid #000000">
        <style:background-image/>
      </style:table-cell-properties>
    </style:style>
    <style:style style:name="Table16.A3" style:family="table-cell">
      <style:table-cell-properties fo:padding="0.0403in" fo:border="0.5pt solid #000000"/>
    </style:style>
    <style:style style:name="Table16.A4" style:family="table-cell">
      <style:table-cell-properties fo:padding="0.0403in" fo:border="0.5pt solid #000000"/>
    </style:style>
    <style:style style:name="Table17" style:family="table">
      <style:table-properties style:width="9.6in" table:align="margins"/>
    </style:style>
    <style:style style:name="Table17.A" style:family="table-column">
      <style:table-column-properties style:column-width="0.6063in" style:rel-column-width="4139*"/>
    </style:style>
    <style:style style:name="Table17.B" style:family="table-column">
      <style:table-column-properties style:column-width="0.5056in" style:rel-column-width="3449*"/>
    </style:style>
    <style:style style:name="Table17.C" style:family="table-column">
      <style:table-column-properties style:column-width="3.5368in" style:rel-column-width="24144*"/>
    </style:style>
    <style:style style:name="Table17.D" style:family="table-column">
      <style:table-column-properties style:column-width="2.9306in" style:rel-column-width="20005*"/>
    </style:style>
    <style:style style:name="Table17.E" style:family="table-column">
      <style:table-column-properties style:column-width="2.0215in" style:rel-column-width="13798*"/>
    </style:style>
    <style:style style:name="Table17.A1" style:family="table-cell">
      <style:table-cell-properties fo:background-color="#d9e2f3" fo:padding="0.0403in" fo:border="0.5pt solid #000000">
        <style:background-image/>
      </style:table-cell-properties>
    </style:style>
    <style:style style:name="Table17.A2" style:family="table-cell">
      <style:table-cell-properties fo:padding="0.0403in" fo:border="0.5pt solid #000000"/>
    </style:style>
    <style:style style:name="Table17.B2" style:family="table-cell">
      <style:table-cell-properties fo:padding="0.0403in" fo:border="0.5pt solid #000000"/>
    </style:style>
    <style:style style:name="Table17.C2" style:family="table-cell">
      <style:table-cell-properties fo:padding="0.0403in" fo:border="0.5pt solid #000000"/>
    </style:style>
    <style:style style:name="Table17.D2" style:family="table-cell">
      <style:table-cell-properties fo:padding="0.0403in" fo:border="0.5pt solid #000000"/>
    </style:style>
    <style:style style:name="Table17.E2" style:family="table-cell">
      <style:table-cell-properties fo:padding="0.0403in" fo:border="0.5pt solid #000000"/>
    </style:style>
    <style:style style:name="Table17.A3" style:family="table-cell">
      <style:table-cell-properties fo:padding="0.0403in" fo:border="0.5pt solid #000000"/>
    </style:style>
    <style:style style:name="Table17.B3" style:family="table-cell">
      <style:table-cell-properties fo:padding="0.0403in" fo:border="0.5pt solid #000000"/>
    </style:style>
    <style:style style:name="Table17.C3" style:family="table-cell">
      <style:table-cell-properties fo:padding="0.0403in" fo:border="0.5pt solid #000000"/>
    </style:style>
    <style:style style:name="Table17.D3" style:family="table-cell">
      <style:table-cell-properties fo:padding="0.0403in" fo:border="0.5pt solid #000000"/>
    </style:style>
    <style:style style:name="Table17.E3" style:family="table-cell">
      <style:table-cell-properties fo:padding="0.0403in" fo:border="0.5pt solid #000000"/>
    </style:style>
    <style:style style:name="Table17.A4" style:family="table-cell">
      <style:table-cell-properties fo:padding="0.0403in" fo:border="0.5pt solid #000000"/>
    </style:style>
    <style:style style:name="Table17.B4" style:family="table-cell">
      <style:table-cell-properties fo:padding="0.0403in" fo:border="0.5pt solid #000000"/>
    </style:style>
    <style:style style:name="Table17.C4" style:family="table-cell">
      <style:table-cell-properties fo:padding="0.0403in" fo:border="0.5pt solid #000000"/>
    </style:style>
    <style:style style:name="Table17.D4" style:family="table-cell">
      <style:table-cell-properties fo:padding="0.0403in" fo:border="0.5pt solid #000000"/>
    </style:style>
    <style:style style:name="Table17.E4" style:family="table-cell">
      <style:table-cell-properties fo:padding="0.0403in" fo:border="0.5pt solid #000000"/>
    </style:style>
    <style:style style:name="Table17.A5" style:family="table-cell">
      <style:table-cell-properties fo:padding="0.0403in" fo:border="0.5pt solid #000000"/>
    </style:style>
    <style:style style:name="Table17.B5" style:family="table-cell">
      <style:table-cell-properties fo:padding="0.0403in" fo:border="0.5pt solid #000000"/>
    </style:style>
    <style:style style:name="Table17.C5" style:family="table-cell">
      <style:table-cell-properties fo:padding="0.0403in" fo:border="0.5pt solid #000000"/>
    </style:style>
    <style:style style:name="Table17.D5" style:family="table-cell">
      <style:table-cell-properties fo:padding="0.0403in" fo:border="0.5pt solid #000000"/>
    </style:style>
    <style:style style:name="Table17.E5" style:family="table-cell">
      <style:table-cell-properties fo:padding="0.0403in" fo:border="0.5pt solid #000000"/>
    </style:style>
    <style:style style:name="Table17.A6" style:family="table-cell">
      <style:table-cell-properties fo:padding="0.0403in" fo:border="0.5pt solid #000000"/>
    </style:style>
    <style:style style:name="Table17.B6" style:family="table-cell">
      <style:table-cell-properties fo:padding="0.0403in" fo:border="0.5pt solid #000000"/>
    </style:style>
    <style:style style:name="Table17.C6" style:family="table-cell">
      <style:table-cell-properties fo:padding="0.0403in" fo:border="0.5pt solid #000000"/>
    </style:style>
    <style:style style:name="Table17.D6" style:family="table-cell">
      <style:table-cell-properties fo:padding="0.0403in" fo:border="0.5pt solid #000000"/>
    </style:style>
    <style:style style:name="Table17.E6" style:family="table-cell">
      <style:table-cell-properties fo:padding="0.0403in" fo:border="0.5pt solid #000000"/>
    </style:style>
    <style:style style:name="Table18" style:family="table">
      <style:table-properties style:width="9.6in" table:align="margins"/>
    </style:style>
    <style:style style:name="Table18.A" style:family="table-column">
      <style:table-column-properties style:column-width="0.4035in" style:rel-column-width="2754*"/>
    </style:style>
    <style:style style:name="Table18.B" style:family="table-column">
      <style:table-column-properties style:column-width="1.0111in" style:rel-column-width="6902*"/>
    </style:style>
    <style:style style:name="Table18.C" style:family="table-column">
      <style:table-column-properties style:column-width="1.2125in" style:rel-column-width="8277*"/>
    </style:style>
    <style:style style:name="Table18.D" style:family="table-column">
      <style:table-column-properties style:column-width="6.9729in" style:rel-column-width="47602*"/>
    </style:style>
    <style:style style:name="Table18.A1" style:family="table-cell">
      <style:table-cell-properties fo:background-color="#d9e2f3" fo:padding="0.0403in" fo:border="0.5pt solid #000000">
        <style:background-image/>
      </style:table-cell-properties>
    </style:style>
    <style:style style:name="Table18.A2" style:family="table-cell">
      <style:table-cell-properties fo:padding="0.0403in" fo:border="0.5pt solid #000000"/>
    </style:style>
    <style:style style:name="Table18.B2" style:family="table-cell">
      <style:table-cell-properties fo:padding="0.0403in" fo:border="0.5pt solid #000000"/>
    </style:style>
    <style:style style:name="Table18.C2" style:family="table-cell">
      <style:table-cell-properties fo:padding="0.0403in" fo:border="0.5pt solid #000000"/>
    </style:style>
    <style:style style:name="Table18.D2" style:family="table-cell">
      <style:table-cell-properties fo:padding="0.0403in" fo:border="0.5pt solid #000000"/>
    </style:style>
    <style:style style:name="Table18.A3" style:family="table-cell">
      <style:table-cell-properties fo:padding="0.0403in" fo:border-left="0.5pt solid #000000" fo:border-right="0.5pt solid #000000" fo:border-top="none" fo:border-bottom="0.5pt solid #000000"/>
    </style:style>
    <style:style style:name="Table18.B3" style:family="table-cell">
      <style:table-cell-properties fo:padding="0.0403in" fo:border-left="0.5pt solid #000000" fo:border-right="0.5pt solid #000000" fo:border-top="none" fo:border-bottom="0.5pt solid #000000"/>
    </style:style>
    <style:style style:name="Table18.C3" style:family="table-cell">
      <style:table-cell-properties fo:padding="0.0403in" fo:border-left="0.5pt solid #000000" fo:border-right="0.5pt solid #000000" fo:border-top="none" fo:border-bottom="0.5pt solid #000000"/>
    </style:style>
    <style:style style:name="Table18.D3" style:family="table-cell">
      <style:table-cell-properties fo:padding="0.0403in" fo:border-left="0.5pt solid #000000" fo:border-right="0.5pt solid #000000" fo:border-top="none" fo:border-bottom="0.5pt solid #000000"/>
    </style:style>
    <style:style style:name="Table18.A4" style:family="table-cell">
      <style:table-cell-properties fo:padding="0.0403in" fo:border-left="0.5pt solid #000000" fo:border-right="0.5pt solid #000000" fo:border-top="none" fo:border-bottom="0.5pt solid #000000"/>
    </style:style>
    <style:style style:name="Table18.B4" style:family="table-cell">
      <style:table-cell-properties fo:padding="0.0403in" fo:border-left="0.5pt solid #000000" fo:border-right="0.5pt solid #000000" fo:border-top="none" fo:border-bottom="0.5pt solid #000000"/>
    </style:style>
    <style:style style:name="Table18.C4" style:family="table-cell">
      <style:table-cell-properties fo:padding="0.0403in" fo:border-left="0.5pt solid #000000" fo:border-right="0.5pt solid #000000" fo:border-top="none" fo:border-bottom="0.5pt solid #000000"/>
    </style:style>
    <style:style style:name="Table18.D4" style:family="table-cell">
      <style:table-cell-properties fo:padding="0.0403in" fo:border-left="0.5pt solid #000000" fo:border-right="0.5pt solid #000000" fo:border-top="none" fo:border-bottom="0.5pt solid #000000"/>
    </style:style>
    <style:style style:name="Table11" style:family="table">
      <style:table-properties style:width="9.6in" table:align="margins"/>
    </style:style>
    <style:style style:name="Table11.A" style:family="table-column">
      <style:table-column-properties style:column-width="0.5056in" style:rel-column-width="3449*"/>
    </style:style>
    <style:style style:name="Table11.B" style:family="table-column">
      <style:table-column-properties style:column-width="2.5264in" style:rel-column-width="17246*"/>
    </style:style>
    <style:style style:name="Table11.C" style:family="table-column">
      <style:table-column-properties style:column-width="0.9097in" style:rel-column-width="6208*"/>
    </style:style>
    <style:style style:name="Table11.D" style:family="table-column">
      <style:table-column-properties style:column-width="0.7069in" style:rel-column-width="4828*"/>
    </style:style>
    <style:style style:name="Table11.E" style:family="table-column">
      <style:table-column-properties style:column-width="4.9521in" style:rel-column-width="33804*"/>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Table11.E2" style:family="table-cell">
      <style:table-cell-properties fo:padding="0.0403in" fo:border="0.5pt solid #000000"/>
    </style:style>
    <style:style style:name="Table11.A3" style:family="table-cell">
      <style:table-cell-properties fo:padding="0.0403in" fo:border="0.5pt solid #000000"/>
    </style:style>
    <style:style style:name="Table11.B3" style:family="table-cell">
      <style:table-cell-properties fo:padding="0.0403in" fo:border="0.5pt solid #000000"/>
    </style:style>
    <style:style style:name="Table11.C3" style:family="table-cell">
      <style:table-cell-properties fo:padding="0.0403in" fo:border="0.5pt solid #000000"/>
    </style:style>
    <style:style style:name="Table11.D3" style:family="table-cell">
      <style:table-cell-properties fo:padding="0.0403in" fo:border="0.5pt solid #000000"/>
    </style:style>
    <style:style style:name="Table11.E3" style:family="table-cell">
      <style:table-cell-properties fo:padding="0.0403in" fo:border="0.5pt solid #000000"/>
    </style:style>
    <style:style style:name="Table11.A4" style:family="table-cell">
      <style:table-cell-properties fo:padding="0.0403in" fo:border="0.5pt solid #000000"/>
    </style:style>
    <style:style style:name="Table11.B4" style:family="table-cell">
      <style:table-cell-properties fo:padding="0.0403in" fo:border="0.5pt solid #000000"/>
    </style:style>
    <style:style style:name="Table11.C4" style:family="table-cell">
      <style:table-cell-properties fo:padding="0.0403in" fo:border="0.5pt solid #000000"/>
    </style:style>
    <style:style style:name="Table11.D4" style:family="table-cell">
      <style:table-cell-properties fo:padding="0.0403in" fo:border="0.5pt solid #000000"/>
    </style:style>
    <style:style style:name="Table11.E4" style:family="table-cell">
      <style:table-cell-properties fo:padding="0.0403in" fo:border="0.5pt solid #000000"/>
    </style:style>
    <style:style style:name="Table11.A5" style:family="table-cell">
      <style:table-cell-properties fo:padding="0.0403in" fo:border="0.5pt solid #000000"/>
    </style:style>
    <style:style style:name="Table11.B5" style:family="table-cell">
      <style:table-cell-properties fo:padding="0.0403in" fo:border="0.5pt solid #000000"/>
    </style:style>
    <style:style style:name="Table11.C5" style:family="table-cell">
      <style:table-cell-properties fo:padding="0.0403in" fo:border="0.5pt solid #000000"/>
    </style:style>
    <style:style style:name="Table11.D5" style:family="table-cell">
      <style:table-cell-properties fo:padding="0.0403in" fo:border="0.5pt solid #000000"/>
    </style:style>
    <style:style style:name="Table11.E5" style:family="table-cell">
      <style:table-cell-properties fo:padding="0.0403in" fo:border="0.5pt solid #000000"/>
    </style:style>
    <style:style style:name="Table11.A6" style:family="table-cell">
      <style:table-cell-properties fo:padding="0.0403in" fo:border="0.5pt solid #000000"/>
    </style:style>
    <style:style style:name="Table11.B6" style:family="table-cell">
      <style:table-cell-properties fo:padding="0.0403in" fo:border="0.5pt solid #000000"/>
    </style:style>
    <style:style style:name="Table11.C6" style:family="table-cell">
      <style:table-cell-properties fo:padding="0.0403in" fo:border="0.5pt solid #000000"/>
    </style:style>
    <style:style style:name="Table11.D6" style:family="table-cell">
      <style:table-cell-properties fo:padding="0.0403in" fo:border="0.5pt solid #000000"/>
    </style:style>
    <style:style style:name="Table11.E6" style:family="table-cell">
      <style:table-cell-properties fo:padding="0.0403in" fo:border="0.5pt solid #000000"/>
    </style:style>
    <style:style style:name="Table11.A7" style:family="table-cell">
      <style:table-cell-properties fo:padding="0.0403in" fo:border="0.5pt solid #000000"/>
    </style:style>
    <style:style style:name="Table11.B7" style:family="table-cell">
      <style:table-cell-properties fo:padding="0.0403in" fo:border="0.5pt solid #000000"/>
    </style:style>
    <style:style style:name="Table11.C7" style:family="table-cell">
      <style:table-cell-properties fo:padding="0.0403in" fo:border="0.5pt solid #000000"/>
    </style:style>
    <style:style style:name="Table11.D7" style:family="table-cell">
      <style:table-cell-properties fo:padding="0.0403in" fo:border="0.5pt solid #000000"/>
    </style:style>
    <style:style style:name="Table11.E7" style:family="table-cell">
      <style:table-cell-properties fo:padding="0.0403in" fo:border="0.5pt solid #000000"/>
    </style:style>
    <style:style style:name="Table11.A8" style:family="table-cell">
      <style:table-cell-properties fo:padding="0.0403in" fo:border="0.5pt solid #000000"/>
    </style:style>
    <style:style style:name="Table11.B8" style:family="table-cell">
      <style:table-cell-properties fo:padding="0.0403in" fo:border="0.5pt solid #000000"/>
    </style:style>
    <style:style style:name="Table11.C8" style:family="table-cell">
      <style:table-cell-properties fo:padding="0.0403in" fo:border="0.5pt solid #000000"/>
    </style:style>
    <style:style style:name="Table11.D8" style:family="table-cell">
      <style:table-cell-properties fo:padding="0.0403in" fo:border="0.5pt solid #000000"/>
    </style:style>
    <style:style style:name="Table11.E8" style:family="table-cell">
      <style:table-cell-properties fo:padding="0.0403in" fo:border="0.5pt solid #000000"/>
    </style:style>
    <style:style style:name="Table11.A9" style:family="table-cell">
      <style:table-cell-properties fo:padding="0.0403in" fo:border="0.5pt solid #000000"/>
    </style:style>
    <style:style style:name="Table11.B9" style:family="table-cell">
      <style:table-cell-properties fo:padding="0.0403in" fo:border="0.5pt solid #000000"/>
    </style:style>
    <style:style style:name="Table11.C9" style:family="table-cell">
      <style:table-cell-properties fo:padding="0.0403in" fo:border="0.5pt solid #000000"/>
    </style:style>
    <style:style style:name="Table11.D9" style:family="table-cell">
      <style:table-cell-properties fo:padding="0.0403in" fo:border="0.5pt solid #000000"/>
    </style:style>
    <style:style style:name="Table11.E9" style:family="table-cell">
      <style:table-cell-properties fo:padding="0.0403in" fo:border="0.5pt solid #000000"/>
    </style:style>
    <style:style style:name="Table11.A10" style:family="table-cell">
      <style:table-cell-properties fo:padding="0.0403in" fo:border="0.5pt solid #000000"/>
    </style:style>
    <style:style style:name="Table11.B10" style:family="table-cell">
      <style:table-cell-properties fo:padding="0.0403in" fo:border="0.5pt solid #000000"/>
    </style:style>
    <style:style style:name="Table11.C10" style:family="table-cell">
      <style:table-cell-properties fo:padding="0.0403in" fo:border="0.5pt solid #000000"/>
    </style:style>
    <style:style style:name="Table11.D10" style:family="table-cell">
      <style:table-cell-properties fo:padding="0.0403in" fo:border="0.5pt solid #000000"/>
    </style:style>
    <style:style style:name="Table11.E10" style:family="table-cell">
      <style:table-cell-properties fo:padding="0.0403in" fo:border="0.5pt solid #000000"/>
    </style:style>
    <style:style style:name="Table11.A11" style:family="table-cell">
      <style:table-cell-properties fo:padding="0.0403in" fo:border="0.5pt solid #000000"/>
    </style:style>
    <style:style style:name="Table11.B11" style:family="table-cell">
      <style:table-cell-properties fo:padding="0.0403in" fo:border="0.5pt solid #000000"/>
    </style:style>
    <style:style style:name="Table11.C11" style:family="table-cell">
      <style:table-cell-properties fo:padding="0.0403in" fo:border="0.5pt solid #000000"/>
    </style:style>
    <style:style style:name="Table11.D11" style:family="table-cell">
      <style:table-cell-properties fo:padding="0.0403in" fo:border="0.5pt solid #000000"/>
    </style:style>
    <style:style style:name="Table11.E11" style:family="table-cell">
      <style:table-cell-properties fo:padding="0.0403in" fo:border="0.5pt solid #000000"/>
    </style:style>
    <style:style style:name="Table11.A12" style:family="table-cell">
      <style:table-cell-properties fo:padding="0.0403in" fo:border="0.5pt solid #000000"/>
    </style:style>
    <style:style style:name="Table11.B12" style:family="table-cell">
      <style:table-cell-properties fo:padding="0.0403in" fo:border="0.5pt solid #000000"/>
    </style:style>
    <style:style style:name="Table11.C12" style:family="table-cell">
      <style:table-cell-properties fo:padding="0.0403in" fo:border="0.5pt solid #000000"/>
    </style:style>
    <style:style style:name="Table11.D12" style:family="table-cell">
      <style:table-cell-properties fo:padding="0.0403in" fo:border="0.5pt solid #000000"/>
    </style:style>
    <style:style style:name="Table11.E12" style:family="table-cell">
      <style:table-cell-properties fo:padding="0.0403in" fo:border="0.5pt solid #000000"/>
    </style:style>
    <style:style style:name="Table12" style:family="table">
      <style:table-properties style:width="9.6in" table:align="margins"/>
    </style:style>
    <style:style style:name="Table12.A" style:family="table-column">
      <style:table-column-properties style:column-width="0.5056in" style:rel-column-width="3449*"/>
    </style:style>
    <style:style style:name="Table12.B" style:family="table-column">
      <style:table-column-properties style:column-width="3.5368in" style:rel-column-width="24144*"/>
    </style:style>
    <style:style style:name="Table12.C" style:family="table-column">
      <style:table-column-properties style:column-width="0.9097in" style:rel-column-width="6208*"/>
    </style:style>
    <style:style style:name="Table12.D" style:family="table-column">
      <style:table-column-properties style:column-width="0.7069in" style:rel-column-width="4828*"/>
    </style:style>
    <style:style style:name="Table12.E" style:family="table-column">
      <style:table-column-properties style:column-width="3.9417in" style:rel-column-width="26906*"/>
    </style:style>
    <style:style style:name="Table12.A1" style:family="table-cell">
      <style:table-cell-properties fo:background-color="#d9e2f3" fo:padding="0.0403in" fo:border="0.5pt solid #000000">
        <style:background-image/>
      </style:table-cell-properties>
    </style:style>
    <style:style style:name="Table12.A2" style:family="table-cell">
      <style:table-cell-properties fo:padding="0.0403in" fo:border="0.5pt solid #000000"/>
    </style:style>
    <style:style style:name="Table12.B2" style:family="table-cell">
      <style:table-cell-properties fo:padding="0.0403in" fo:border="0.5pt solid #000000"/>
    </style:style>
    <style:style style:name="Table12.C2" style:family="table-cell">
      <style:table-cell-properties fo:padding="0.0403in" fo:border="0.5pt solid #000000"/>
    </style:style>
    <style:style style:name="Table12.D2" style:family="table-cell">
      <style:table-cell-properties fo:padding="0.0403in" fo:border="0.5pt solid #000000"/>
    </style:style>
    <style:style style:name="Table12.E2" style:family="table-cell">
      <style:table-cell-properties fo:padding="0.0403in" fo:border="0.5pt solid #000000"/>
    </style:style>
    <style:style style:name="Table12.A3" style:family="table-cell">
      <style:table-cell-properties fo:padding="0.0403in" fo:border="0.5pt solid #000000"/>
    </style:style>
    <style:style style:name="Table12.B3" style:family="table-cell">
      <style:table-cell-properties fo:padding="0.0403in" fo:border="0.5pt solid #000000"/>
    </style:style>
    <style:style style:name="Table12.C3" style:family="table-cell">
      <style:table-cell-properties fo:padding="0.0403in" fo:border="0.5pt solid #000000"/>
    </style:style>
    <style:style style:name="Table12.D3" style:family="table-cell">
      <style:table-cell-properties fo:padding="0.0403in" fo:border="0.5pt solid #000000"/>
    </style:style>
    <style:style style:name="Table12.E3" style:family="table-cell">
      <style:table-cell-properties fo:padding="0.0403in" fo:border="0.5pt solid #000000"/>
    </style:style>
    <style:style style:name="Table12.A4" style:family="table-cell">
      <style:table-cell-properties fo:padding="0.0403in" fo:border="0.5pt solid #000000"/>
    </style:style>
    <style:style style:name="Table12.B4" style:family="table-cell">
      <style:table-cell-properties fo:padding="0.0403in" fo:border="0.5pt solid #000000"/>
    </style:style>
    <style:style style:name="Table12.C4" style:family="table-cell">
      <style:table-cell-properties fo:padding="0.0403in" fo:border="0.5pt solid #000000"/>
    </style:style>
    <style:style style:name="Table12.D4" style:family="table-cell">
      <style:table-cell-properties fo:padding="0.0403in" fo:border="0.5pt solid #000000"/>
    </style:style>
    <style:style style:name="Table12.E4" style:family="table-cell">
      <style:table-cell-properties fo:padding="0.0403in" fo:border="0.5pt solid #000000"/>
    </style:style>
    <style:style style:name="Table12.A5" style:family="table-cell">
      <style:table-cell-properties fo:padding="0.0403in" fo:border="0.5pt solid #000000"/>
    </style:style>
    <style:style style:name="Table12.B5" style:family="table-cell">
      <style:table-cell-properties fo:padding="0.0403in" fo:border="0.5pt solid #000000"/>
    </style:style>
    <style:style style:name="Table12.C5" style:family="table-cell">
      <style:table-cell-properties fo:padding="0.0403in" fo:border="0.5pt solid #000000"/>
    </style:style>
    <style:style style:name="Table12.D5" style:family="table-cell">
      <style:table-cell-properties fo:padding="0.0403in" fo:border="0.5pt solid #000000"/>
    </style:style>
    <style:style style:name="Table12.E5" style:family="table-cell">
      <style:table-cell-properties fo:padding="0.0403in" fo:border="0.5pt solid #000000"/>
    </style:style>
    <style:style style:name="Table12.A6" style:family="table-cell">
      <style:table-cell-properties fo:padding="0.0403in" fo:border="0.5pt solid #000000"/>
    </style:style>
    <style:style style:name="Table12.B6" style:family="table-cell">
      <style:table-cell-properties fo:padding="0.0403in" fo:border="0.5pt solid #000000"/>
    </style:style>
    <style:style style:name="Table12.C6" style:family="table-cell">
      <style:table-cell-properties fo:padding="0.0403in" fo:border="0.5pt solid #000000"/>
    </style:style>
    <style:style style:name="Table12.D6" style:family="table-cell">
      <style:table-cell-properties fo:padding="0.0403in" fo:border="0.5pt solid #000000"/>
    </style:style>
    <style:style style:name="Table12.E6" style:family="table-cell">
      <style:table-cell-properties fo:padding="0.0403in" fo:border="0.5pt solid #000000"/>
    </style:style>
    <style:style style:name="Table12.A7" style:family="table-cell">
      <style:table-cell-properties fo:padding="0.0403in" fo:border="0.5pt solid #000000"/>
    </style:style>
    <style:style style:name="Table12.B7" style:family="table-cell">
      <style:table-cell-properties fo:padding="0.0403in" fo:border="0.5pt solid #000000"/>
    </style:style>
    <style:style style:name="Table12.C7" style:family="table-cell">
      <style:table-cell-properties fo:padding="0.0403in" fo:border="0.5pt solid #000000"/>
    </style:style>
    <style:style style:name="Table12.D7" style:family="table-cell">
      <style:table-cell-properties fo:padding="0.0403in" fo:border="0.5pt solid #000000"/>
    </style:style>
    <style:style style:name="Table12.E7" style:family="table-cell">
      <style:table-cell-properties fo:padding="0.0403in" fo:border="0.5pt solid #000000"/>
    </style:style>
    <style:style style:name="P1" style:family="paragraph" style:parent-style-name="DocTitle">
      <style:text-properties fo:font-size="16pt" officeooo:paragraph-rsid="000cd2fb" style:font-size-asian="16pt" style:font-size-complex="16pt"/>
    </style:style>
    <style:style style:name="P2" style:family="paragraph" style:parent-style-name="Footer">
      <style:paragraph-properties fo:text-align="end" style:justify-single-word="false"/>
    </style:style>
    <style:style style:name="P3" style:family="paragraph" style:parent-style-name="H1">
      <style:paragraph-properties fo:break-before="page"/>
    </style:style>
    <style:style style:name="P4" style:family="paragraph" style:parent-style-name="H2">
      <style:paragraph-properties fo:break-before="page"/>
    </style:style>
    <style:style style:name="P5" style:family="paragraph" style:parent-style-name="CellText">
      <style:text-properties officeooo:rsid="000d4eec" officeooo:paragraph-rsid="000d4eec"/>
    </style:style>
    <style:style style:name="P6" style:family="paragraph" style:parent-style-name="CellText">
      <style:text-properties officeooo:rsid="000ecdb0" officeooo:paragraph-rsid="000ecdb0"/>
    </style:style>
    <style:style style:name="P7" style:family="paragraph" style:parent-style-name="CellText">
      <style:text-properties officeooo:rsid="001655e5" officeooo:paragraph-rsid="001655e5"/>
    </style:style>
    <style:style style:name="P8" style:family="paragraph" style:parent-style-name="CellText">
      <style:text-properties officeooo:rsid="001655e5"/>
    </style:style>
    <style:style style:name="P9" style:family="paragraph" style:parent-style-name="CellText">
      <style:paragraph-properties fo:text-align="center" style:justify-single-word="false"/>
    </style:style>
    <style:style style:name="P10" style:family="paragraph" style:parent-style-name="CellText">
      <style:text-properties officeooo:rsid="001449bc" officeooo:paragraph-rsid="001449bc"/>
    </style:style>
    <style:style style:name="P11" style:family="paragraph" style:parent-style-name="CellText">
      <style:text-properties officeooo:rsid="001000c4" officeooo:paragraph-rsid="001000c4"/>
    </style:style>
    <style:style style:name="P12" style:family="paragraph" style:parent-style-name="CellText">
      <style:text-properties officeooo:rsid="0011f5aa" officeooo:paragraph-rsid="0011f5aa"/>
    </style:style>
    <style:style style:name="P13" style:family="paragraph" style:parent-style-name="CellText">
      <style:paragraph-properties fo:text-align="center" style:justify-single-word="false"/>
    </style:style>
    <style:style style:name="T1" style:family="text">
      <style:text-properties officeooo:rsid="000cd2fb"/>
    </style:style>
    <style:style style:name="T2" style:family="text">
      <style:text-properties officeooo:rsid="000ecdb0"/>
    </style:style>
    <style:style style:name="T3" style:family="text">
      <style:text-properties officeooo:rsid="000f2476"/>
    </style:style>
    <style:style style:name="T4" style:family="text">
      <style:text-properties officeooo:rsid="001449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 text:name="Rev"/>
      </text:user-field-decls>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L-KRC3006-02</text:p>
          </table:table-cell>
        </table:table-row>
        <table:table-row>
          <table:table-cell table:style-name="Table1.A2" office:value-type="string">
            <text:p text:style-name="CellText">Companion Test Plan</text:p>
          </table:table-cell>
          <table:table-cell table:style-name="Table1.B2" office:value-type="string">
            <text:p text:style-name="CellText">TP-KRC3006-02</text:p>
          </table:table-cell>
        </table:table-row>
        <table:table-row>
          <table:table-cell table:style-name="Table1.A2" office:value-type="string">
            <text:p text:style-name="CellText">Revision</text:p>
          </table:table-cell>
          <table:table-cell table:style-name="Table1.B2" office:value-type="string">
            <text:p text:style-name="CellText"><text:user-field-get text:name="Rev">B</text:user-field-get></text:p>
          </table:table-cell>
        </table:table-row>
        <table:table-row>
          <table:table-cell table:style-name="Table1.A2" office:value-type="string">
            <text:p text:style-name="CellText">Date</text:p>
          </table:table-cell>
          <table:table-cell table:style-name="Table1.B2" office:value-type="string">
            <text:p text:style-name="CellText">2026-03-<text:span text:style-name="T3">29</text:span></text:p>
          </table:table-cell>
        </table:table-row>
        <table:table-row>
          <table:table-cell table:style-name="Table1.A2" office:value-type="string">
            <text:p text:style-name="CellText">Board Serial / ID</text:p>
          </table:table-cell>
          <table:table-cell table:style-name="Table1.B2" office:value-type="string">
            <text:p text:style-name="CellText"/>
          </table:table-cell>
        </table:table-row>
        <table:table-row>
          <table:table-cell table:style-name="Table1.A2" office:value-type="string">
            <text:p text:style-name="CellText">Tester</text:p>
          </table:table-cell>
          <table:table-cell table:style-name="Table1.B2" office:value-type="string">
            <text:p text:style-name="CellText"/>
          </table:table-cell>
        </table:table-row>
      </table:table>
      <text:p text:style-name="Body"/>
      <text:p text:style-name="Instruction">Record all test results in the tables below. Write PASS or FAIL in the Result column. For any FAIL result, record details in the Notes column including the measured value and the nature of the failure. Attach photographs of defects where practical.</text:p>
      <text:p text:style-name="H1">Phase 1 — Bare Board Inspection and Testing</text:p>
      <text:p text:style-name="H2">Visual Inspec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CellTextBold">Step</text:p>
          </table:table-cell>
          <table:table-cell table:style-name="Table2.A1" office:value-type="string">
            <text:p text:style-name="CellTextBold">Description</text:p>
          </table:table-cell>
          <table:table-cell table:style-name="Table2.A1" office:value-type="string">
            <text:p text:style-name="CellTextBold">Result</text:p>
          </table:table-cell>
          <table:table-cell table:style-name="Table2.A1" office:value-type="string">
            <text:p text:style-name="CellTextBold">Notes</text:p>
          </table:table-cell>
        </table:table-row>
        <table:table-row>
          <table:table-cell table:style-name="Table2.A2" office:value-type="string">
            <text:p text:style-name="P5">1.<text:span text:style-name="T2">1</text:span></text:p>
          </table:table-cell>
          <table:table-cell table:style-name="Table2.B2" office:value-type="string">
            <text:p text:style-name="CellText">Board outline and dimensions (22 x 80 mm +/- 0.2 mm)</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2" office:value-type="string">
            <text:p text:style-name="P6">1.2</text:p>
          </table:table-cell>
          <table:table-cell table:style-name="Table2.B2" office:value-type="string">
            <text:p text:style-name="P5">Remove edge burrs</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4" office:value-type="string">
            <text:p text:style-name="P6">1.3</text:p>
          </table:table-cell>
          <table:table-cell table:style-name="Table2.B4" office:value-type="string">
            <text:p text:style-name="CellText">Audio jack cutout geometry</text:p>
          </table:table-cell>
          <table:table-cell table:style-name="Table2.C4" office:value-type="string">
            <text:p text:style-name="P9"/>
          </table:table-cell>
          <table:table-cell table:style-name="Table2.D4" office:value-type="string">
            <text:p text:style-name="CellText"/>
          </table:table-cell>
        </table:table-row>
        <table:table-row>
          <table:table-cell table:style-name="Table2.A2" office:value-type="string">
            <text:p text:style-name="P5"><text:span text:style-name="T2">1.</text:span>4</text:p>
          </table:table-cell>
          <table:table-cell table:style-name="Table2.B2" office:value-type="string">
            <text:p text:style-name="CellText">Through-holes (J1, J2, J3, J4, J5)</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2" office:value-type="string">
            <text:p text:style-name="P5"><text:span text:style-name="T2">1.</text:span>5</text:p>
          </table:table-cell>
          <table:table-cell table:style-name="Table2.B2" office:value-type="string">
            <text:p text:style-name="CellText">Front copper traces (F.Cu)</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2" office:value-type="string">
            <text:p text:style-name="P5"><text:span text:style-name="T2">1.</text:span>6</text:p>
          </table:table-cell>
          <table:table-cell table:style-name="Table2.B2" office:value-type="string">
            <text:p text:style-name="CellText">Back copper traces (B.Cu)</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2" office:value-type="string">
            <text:p text:style-name="P5"><text:span text:style-name="T2">1.</text:span>7</text:p>
          </table:table-cell>
          <table:table-cell table:style-name="Table2.B2" office:value-type="string">
            <text:p text:style-name="CellText">Front silkscreen legibility and correctness</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2" office:value-type="string">
            <text:p text:style-name="P5"><text:span text:style-name="T2">1.</text:span>8</text:p>
          </table:table-cell>
          <table:table-cell table:style-name="Table2.B2" office:value-type="string">
            <text:p text:style-name="CellText">Back silkscreen legibility and correctness</text:p>
          </table:table-cell>
          <table:table-cell table:style-name="Table2.C2" office:value-type="string">
            <text:p text:style-name="P9"/>
          </table:table-cell>
          <table:table-cell table:style-name="Table2.D2" office:value-type="string">
            <text:p text:style-name="CellText"/>
          </table:table-cell>
        </table:table-row>
        <table:table-row>
          <table:table-cell table:style-name="Table2.A10" office:value-type="string">
            <text:p text:style-name="P5"><text:span text:style-name="T2">1.</text:span>9</text:p>
          </table:table-cell>
          <table:table-cell table:style-name="Table2.B10" office:value-type="string">
            <text:p text:style-name="CellText">Solder mask coverage and alignment</text:p>
          </table:table-cell>
          <table:table-cell table:style-name="Table2.C10" office:value-type="string">
            <text:p text:style-name="P9"/>
          </table:table-cell>
          <table:table-cell table:style-name="Table2.D10" office:value-type="string">
            <text:p text:style-name="CellText"/>
          </table:table-cell>
        </table:table-row>
      </table:table>
      <text:p text:style-name="Body"/>
      <text:p text:style-name="H2"/>
      <text:p text:style-name="P4">Bare Board Electrical — Pass-Through Continuity (J1 to J2)</text:p>
      <text:p text:style-name="Instruction">DMM continuity mode. Measure pad-to-pad on bare board. Accept: &lt; 1 ohm.</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office:value-type="string">
            <text:p text:style-name="CellTextBold">Step</text:p>
          </table:table-cell>
          <table:table-cell table:style-name="Table3.A1" office:value-type="string">
            <text:p text:style-name="CellTextBold">DIN Pin</text:p>
          </table:table-cell>
          <table:table-cell table:style-name="Table3.A1" office:value-type="string">
            <text:p text:style-name="CellTextBold">Signal</text:p>
          </table:table-cell>
          <table:table-cell table:style-name="Table3.A1" office:value-type="string">
            <text:p text:style-name="CellTextBold">Measured</text:p>
          </table:table-cell>
          <table:table-cell table:style-name="Table3.A1" office:value-type="string">
            <text:p text:style-name="CellTextBold">Result</text:p>
          </table:table-cell>
          <table:table-cell table:style-name="Table3.A1" office:value-type="string">
            <text:p text:style-name="CellTextBold">Notes</text:p>
          </table:table-cell>
        </table:table-row>
        <table:table-row>
          <table:table-cell table:style-name="Table3.A2" office:value-type="string">
            <text:p text:style-name="CellText">1.10a</text:p>
          </table:table-cell>
          <table:table-cell table:style-name="Table3.B2" office:value-type="string">
            <text:p text:style-name="CellText">1</text:p>
          </table:table-cell>
          <table:table-cell table:style-name="Table3.C2" office:value-type="string">
            <text:p text:style-name="CellText">REQ H</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b</text:p>
          </table:table-cell>
          <table:table-cell table:style-name="Table3.B2" office:value-type="string">
            <text:p text:style-name="CellText">2</text:p>
          </table:table-cell>
          <table:table-cell table:style-name="Table3.C2" office:value-type="string">
            <text:p text:style-name="CellText">GND</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c</text:p>
          </table:table-cell>
          <table:table-cell table:style-name="Table3.B2" office:value-type="string">
            <text:p text:style-name="CellText">3</text:p>
          </table:table-cell>
          <table:table-cell table:style-name="Table3.C2" office:value-type="string">
            <text:p text:style-name="CellText">B.U.</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d</text:p>
          </table:table-cell>
          <table:table-cell table:style-name="Table3.B2" office:value-type="string">
            <text:p text:style-name="CellText">4</text:p>
          </table:table-cell>
          <table:table-cell table:style-name="Table3.C2" office:value-type="string">
            <text:p text:style-name="CellText">ON</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e</text:p>
          </table:table-cell>
          <table:table-cell table:style-name="Table3.B2" office:value-type="string">
            <text:p text:style-name="CellText">5</text:p>
          </table:table-cell>
          <table:table-cell table:style-name="Table3.C2" office:value-type="string">
            <text:p text:style-name="CellText">MUTE</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f</text:p>
          </table:table-cell>
          <table:table-cell table:style-name="Table3.B2" office:value-type="string">
            <text:p text:style-name="CellText">6</text:p>
          </table:table-cell>
          <table:table-cell table:style-name="Table3.C2" office:value-type="string">
            <text:p text:style-name="CellText">D. GND</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g</text:p>
          </table:table-cell>
          <table:table-cell table:style-name="Table3.B2" office:value-type="string">
            <text:p text:style-name="CellText">7</text:p>
          </table:table-cell>
          <table:table-cell table:style-name="Table3.C2" office:value-type="string">
            <text:p text:style-name="CellText">RESET</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h</text:p>
          </table:table-cell>
          <table:table-cell table:style-name="Table3.B2" office:value-type="string">
            <text:p text:style-name="CellText">9</text:p>
          </table:table-cell>
          <table:table-cell table:style-name="Table3.C2" office:value-type="string">
            <text:p text:style-name="CellText">REQ C</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i</text:p>
          </table:table-cell>
          <table:table-cell table:style-name="Table3.B2" office:value-type="string">
            <text:p text:style-name="CellText">10</text:p>
          </table:table-cell>
          <table:table-cell table:style-name="Table3.C2" office:value-type="string">
            <text:p text:style-name="CellText">DATA C</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j</text:p>
          </table:table-cell>
          <table:table-cell table:style-name="Table3.B2" office:value-type="string">
            <text:p text:style-name="CellText">11</text:p>
          </table:table-cell>
          <table:table-cell table:style-name="Table3.C2" office:value-type="string">
            <text:p text:style-name="CellText">DATA H</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row>
          <table:table-cell table:style-name="Table3.A2" office:value-type="string">
            <text:p text:style-name="CellText">1.10k</text:p>
          </table:table-cell>
          <table:table-cell table:style-name="Table3.B2" office:value-type="string">
            <text:p text:style-name="CellText">13</text:p>
          </table:table-cell>
          <table:table-cell table:style-name="Table3.C2" office:value-type="string">
            <text:p text:style-name="CellText">CLK</text:p>
          </table:table-cell>
          <table:table-cell table:style-name="Table3.D2" office:value-type="string">
            <text:p text:style-name="P9"/>
          </table:table-cell>
          <table:table-cell table:style-name="Table3.B2" office:value-type="string">
            <text:p text:style-name="P9"/>
          </table:table-cell>
          <table:table-cell table:style-name="Table3.F2" office:value-type="string">
            <text:p text:style-name="CellText"/>
          </table:table-cell>
        </table:table-row>
      </table:table>
      <text:p text:style-name="Body"/>
      <text:p text:style-name="H2">Bare Board Electrical — J3 Test Header Continuity (J1 to J3)</text:p>
      <text:p text:style-name="Instruction">DMM continuity mode. Measure J3 pad to corresponding J1 pad. Accept: &lt; 1 ohm.</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row>
          <table:table-cell table:style-name="Table4.A1" office:value-type="string">
            <text:p text:style-name="CellTextBold">Step</text:p>
          </table:table-cell>
          <table:table-cell table:style-name="Table4.A1" office:value-type="string">
            <text:p text:style-name="CellTextBold">J3 Pin</text:p>
          </table:table-cell>
          <table:table-cell table:style-name="Table4.A1" office:value-type="string">
            <text:p text:style-name="CellTextBold">Signal</text:p>
          </table:table-cell>
          <table:table-cell table:style-name="Table4.A1" office:value-type="string">
            <text:p text:style-name="CellTextBold">Measured</text:p>
          </table:table-cell>
          <table:table-cell table:style-name="Table4.A1" office:value-type="string">
            <text:p text:style-name="CellTextBold">Result</text:p>
          </table:table-cell>
          <table:table-cell table:style-name="Table4.A1" office:value-type="string">
            <text:p text:style-name="CellTextBold">Notes</text:p>
          </table:table-cell>
        </table:table-row>
        <table:table-row>
          <table:table-cell table:style-name="Table4.A2" office:value-type="string">
            <text:p text:style-name="CellText">1.11a</text:p>
          </table:table-cell>
          <table:table-cell table:style-name="Table4.B2" office:value-type="string">
            <text:p text:style-name="CellText">1</text:p>
          </table:table-cell>
          <table:table-cell table:style-name="Table4.C2" office:value-type="string">
            <text:p text:style-name="P10">GND</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b</text:p>
          </table:table-cell>
          <table:table-cell table:style-name="Table4.B2" office:value-type="string">
            <text:p text:style-name="CellText">2</text:p>
          </table:table-cell>
          <table:table-cell table:style-name="Table4.C2" office:value-type="string">
            <text:p text:style-name="P10">ON</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c</text:p>
          </table:table-cell>
          <table:table-cell table:style-name="Table4.B2" office:value-type="string">
            <text:p text:style-name="CellText">3</text:p>
          </table:table-cell>
          <table:table-cell table:style-name="Table4.C2" office:value-type="string">
            <text:p text:style-name="CellText">B.U.</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d</text:p>
          </table:table-cell>
          <table:table-cell table:style-name="Table4.B2" office:value-type="string">
            <text:p text:style-name="CellText">4</text:p>
          </table:table-cell>
          <table:table-cell table:style-name="Table4.C2" office:value-type="string">
            <text:p text:style-name="P10">RESET</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e</text:p>
          </table:table-cell>
          <table:table-cell table:style-name="Table4.B2" office:value-type="string">
            <text:p text:style-name="CellText">5</text:p>
          </table:table-cell>
          <table:table-cell table:style-name="Table4.C2" office:value-type="string">
            <text:p text:style-name="P10">D. GND</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f</text:p>
          </table:table-cell>
          <table:table-cell table:style-name="Table4.B2" office:value-type="string">
            <text:p text:style-name="CellText">6</text:p>
          </table:table-cell>
          <table:table-cell table:style-name="Table4.C2" office:value-type="string">
            <text:p text:style-name="P10">REQ H</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g</text:p>
          </table:table-cell>
          <table:table-cell table:style-name="Table4.B2" office:value-type="string">
            <text:p text:style-name="CellText">7</text:p>
          </table:table-cell>
          <table:table-cell table:style-name="Table4.C2" office:value-type="string">
            <text:p text:style-name="P10">REQ C</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h</text:p>
          </table:table-cell>
          <table:table-cell table:style-name="Table4.B2" office:value-type="string">
            <text:p text:style-name="CellText">8</text:p>
          </table:table-cell>
          <table:table-cell table:style-name="Table4.C2" office:value-type="string">
            <text:p text:style-name="P10">MUTE</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i</text:p>
          </table:table-cell>
          <table:table-cell table:style-name="Table4.B2" office:value-type="string">
            <text:p text:style-name="CellText">9</text:p>
          </table:table-cell>
          <table:table-cell table:style-name="Table4.C2" office:value-type="string">
            <text:p text:style-name="P10">DATA C</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j</text:p>
          </table:table-cell>
          <table:table-cell table:style-name="Table4.B2" office:value-type="string">
            <text:p text:style-name="CellText">10</text:p>
          </table:table-cell>
          <table:table-cell table:style-name="Table4.C2" office:value-type="string">
            <text:p text:style-name="CellText">DATA <text:span text:style-name="T4">H</text:span></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row>
          <table:table-cell table:style-name="Table4.A2" office:value-type="string">
            <text:p text:style-name="CellText">1.11k</text:p>
          </table:table-cell>
          <table:table-cell table:style-name="Table4.B2" office:value-type="string">
            <text:p text:style-name="CellText">11</text:p>
          </table:table-cell>
          <table:table-cell table:style-name="Table4.C2" office:value-type="string">
            <text:p text:style-name="P10">CLK</text:p>
          </table:table-cell>
          <table:table-cell table:style-name="Table4.D2" office:value-type="string">
            <text:p text:style-name="P9"/>
          </table:table-cell>
          <table:table-cell table:style-name="Table4.B2" office:value-type="string">
            <text:p text:style-name="P9"/>
          </table:table-cell>
          <table:table-cell table:style-name="Table4.F2" office:value-type="string">
            <text:p text:style-name="CellText"/>
          </table:table-cell>
        </table:table-row>
      </table:table>
      <text:p text:style-name="H2"><text:soft-page-break/>Bare Board Electrical — Audio Path Continuity</text:p>
      <text:p text:style-name="Instruction">DMM continuity mode. Accept: &lt; 1 ohm.</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CellTextBold">Step</text:p>
          </table:table-cell>
          <table:table-cell table:style-name="Table5.A1" office:value-type="string">
            <text:p text:style-name="CellTextBold">From</text:p>
          </table:table-cell>
          <table:table-cell table:style-name="Table5.A1" office:value-type="string">
            <text:p text:style-name="CellTextBold">To</text:p>
          </table:table-cell>
          <table:table-cell table:style-name="Table5.A1" office:value-type="string">
            <text:p text:style-name="CellTextBold">Measured</text:p>
          </table:table-cell>
          <table:table-cell table:style-name="Table5.A1" office:value-type="string">
            <text:p text:style-name="CellTextBold">Result</text:p>
          </table:table-cell>
          <table:table-cell table:style-name="Table5.A1" office:value-type="string">
            <text:p text:style-name="CellTextBold">Notes</text:p>
          </table:table-cell>
        </table:table-row>
        <table:table-row>
          <table:table-cell table:style-name="Table5.A2" office:value-type="string">
            <text:p text:style-name="CellText">1.1<text:span text:style-name="T2">2</text:span>a</text:p>
          </table:table-cell>
          <table:table-cell table:style-name="Table5.B2" office:value-type="string">
            <text:p text:style-name="CellText">J1 Pin 8 (R CH)</text:p>
          </table:table-cell>
          <table:table-cell table:style-name="Table5.C2" office:value-type="string">
            <text:p text:style-name="CellText">J4 Tip pad</text:p>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CellText"/>
          </table:table-cell>
        </table:table-row>
        <table:table-row>
          <table:table-cell table:style-name="Table5.A2" office:value-type="string">
            <text:p text:style-name="CellText">1.1<text:span text:style-name="T2">2</text:span>b</text:p>
          </table:table-cell>
          <table:table-cell table:style-name="Table5.B2" office:value-type="string">
            <text:p text:style-name="CellText">J1 Pin 12 (L CH)</text:p>
          </table:table-cell>
          <table:table-cell table:style-name="Table5.C2" office:value-type="string">
            <text:p text:style-name="CellText">J4 Ring pad</text:p>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CellText"/>
          </table:table-cell>
        </table:table-row>
        <table:table-row>
          <table:table-cell table:style-name="Table5.A2" office:value-type="string">
            <text:p text:style-name="CellText">1.1<text:span text:style-name="T2">2</text:span>c</text:p>
          </table:table-cell>
          <table:table-cell table:style-name="Table5.B2" office:value-type="string">
            <text:p text:style-name="CellText">J1 Pin 2 (GND)</text:p>
          </table:table-cell>
          <table:table-cell table:style-name="Table5.C2" office:value-type="string">
            <text:p text:style-name="CellText">J4 Sleeve pad</text:p>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CellText"/>
          </table:table-cell>
        </table:table-row>
        <table:table-row>
          <table:table-cell table:style-name="Table5.A2" office:value-type="string">
            <text:p text:style-name="CellText">1.1<text:span text:style-name="T2">3</text:span>a</text:p>
          </table:table-cell>
          <table:table-cell table:style-name="Table5.B2" office:value-type="string">
            <text:p text:style-name="CellText">J2 Pin 8 (R CH)</text:p>
          </table:table-cell>
          <table:table-cell table:style-name="Table5.C2" office:value-type="string">
            <text:p text:style-name="CellText">J5 Tip pad</text:p>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CellText"/>
          </table:table-cell>
        </table:table-row>
        <table:table-row>
          <table:table-cell table:style-name="Table5.A2" office:value-type="string">
            <text:p text:style-name="CellText">1.1<text:span text:style-name="T2">3</text:span>b</text:p>
          </table:table-cell>
          <table:table-cell table:style-name="Table5.B2" office:value-type="string">
            <text:p text:style-name="CellText">J2 Pin 12 (L CH)</text:p>
          </table:table-cell>
          <table:table-cell table:style-name="Table5.C2" office:value-type="string">
            <text:p text:style-name="CellText">J5 Ring pad</text:p>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CellText"/>
          </table:table-cell>
        </table:table-row>
        <table:table-row>
          <table:table-cell table:style-name="Table5.A2" office:value-type="string">
            <text:p text:style-name="CellText">1.1<text:span text:style-name="T2">3</text:span>c</text:p>
          </table:table-cell>
          <table:table-cell table:style-name="Table5.B2" office:value-type="string">
            <text:p text:style-name="CellText">J2 Pin 2 (GND)</text:p>
          </table:table-cell>
          <table:table-cell table:style-name="Table5.C2" office:value-type="string">
            <text:p text:style-name="CellText">J5 Sleeve pad</text:p>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CellText"/>
          </table:table-cell>
        </table:table-row>
      </table:table>
      <text:p text:style-name="Body"/>
      <text:p text:style-name="H2">Bare Board Electrical — Isolation</text:p>
      <text:p text:style-name="Instruction">DMM resistance mode. Accept: &gt; 1 M ohm (open circuit).</text:p>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CellTextBold">Step</text:p>
          </table:table-cell>
          <table:table-cell table:style-name="Table6.A1" office:value-type="string">
            <text:p text:style-name="CellTextBold">Between</text:p>
          </table:table-cell>
          <table:table-cell table:style-name="Table6.A1" office:value-type="string">
            <text:p text:style-name="CellTextBold">And</text:p>
          </table:table-cell>
          <table:table-cell table:style-name="Table6.A1" office:value-type="string">
            <text:p text:style-name="CellTextBold">Measured</text:p>
          </table:table-cell>
          <table:table-cell table:style-name="Table6.A1" office:value-type="string">
            <text:p text:style-name="CellTextBold">Result</text:p>
          </table:table-cell>
          <table:table-cell table:style-name="Table6.A1" office:value-type="string">
            <text:p text:style-name="CellTextBold">Notes</text:p>
          </table:table-cell>
        </table:table-row>
        <table:table-row>
          <table:table-cell table:style-name="Table6.A2" office:value-type="string">
            <text:p text:style-name="CellText">1.1<text:span text:style-name="T2">4</text:span>a</text:p>
          </table:table-cell>
          <table:table-cell table:style-name="Table6.B2" office:value-type="string">
            <text:p text:style-name="CellText">J4 Tip pad</text:p>
          </table:table-cell>
          <table:table-cell table:style-name="Table6.B2" office:value-type="string">
            <text:p text:style-name="CellText">J5 Tip pad</text:p>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4</text:span>b</text:p>
          </table:table-cell>
          <table:table-cell table:style-name="Table6.B2" office:value-type="string">
            <text:p text:style-name="CellText">J4 Ring pad</text:p>
          </table:table-cell>
          <table:table-cell table:style-name="Table6.B2" office:value-type="string">
            <text:p text:style-name="CellText">J5 Ring pad</text:p>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5</text:span>a</text:p>
          </table:table-cell>
          <table:table-cell table:style-name="Table6.B2" office:value-type="string">
            <text:p text:style-name="CellText">B.U. (Pin 3)</text:p>
          </table:table-cell>
          <table:table-cell table:style-name="Table6.B2" office:value-type="string">
            <text:p text:style-name="CellText">GND (Pin 2)</text:p>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5</text:span>b</text:p>
          </table:table-cell>
          <table:table-cell table:style-name="Table6.B2" office:value-type="string">
            <text:p text:style-name="CellText">B.U. (Pin 3)</text:p>
          </table:table-cell>
          <table:table-cell table:style-name="Table6.B2" office:value-type="string">
            <text:p text:style-name="CellText">ON (Pin 4)</text:p>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5</text:span>c</text:p>
          </table:table-cell>
          <table:table-cell table:style-name="Table6.B2" office:value-type="string">
            <text:p text:style-name="CellText">B.U. (J3 Pin 3)</text:p>
          </table:table-cell>
          <table:table-cell table:style-name="Table6.B2" office:value-type="string">
            <text:p text:style-name="CellText">J3 Pin 2 (adjacent)</text:p>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5</text:span>d</text:p>
          </table:table-cell>
          <table:table-cell table:style-name="Table6.B2" office:value-type="string">
            <text:p text:style-name="CellText">B.U. (J3 Pin 3)</text:p>
          </table:table-cell>
          <table:table-cell table:style-name="Table6.B2" office:value-type="string">
            <text:p text:style-name="CellText">J3 Pin 4 (adjacent)</text:p>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6</text:span>a</text:p>
          </table:table-cell>
          <table:table-cell table:style-name="Table6.B2" office:value-type="string">
            <text:p text:style-name="CellText">Spot check 1: </text:p>
          </table:table-cell>
          <table:table-cell table:style-name="Table6.B2" office:value-type="string">
            <text:p text:style-name="CellText"/>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6</text:span>b</text:p>
          </table:table-cell>
          <table:table-cell table:style-name="Table6.B2" office:value-type="string">
            <text:p text:style-name="CellText">Spot check 2: </text:p>
          </table:table-cell>
          <table:table-cell table:style-name="Table6.B2" office:value-type="string">
            <text:p text:style-name="CellText"/>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6</text:span>c</text:p>
          </table:table-cell>
          <table:table-cell table:style-name="Table6.B2" office:value-type="string">
            <text:p text:style-name="CellText">Spot check 3: </text:p>
          </table:table-cell>
          <table:table-cell table:style-name="Table6.B2" office:value-type="string">
            <text:p text:style-name="CellText"/>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6</text:span>d</text:p>
          </table:table-cell>
          <table:table-cell table:style-name="Table6.B2" office:value-type="string">
            <text:p text:style-name="CellText">Spot check 4: </text:p>
          </table:table-cell>
          <table:table-cell table:style-name="Table6.B2" office:value-type="string">
            <text:p text:style-name="CellText"/>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row>
          <table:table-cell table:style-name="Table6.A2" office:value-type="string">
            <text:p text:style-name="CellText">1.1<text:span text:style-name="T2">6</text:span>e</text:p>
          </table:table-cell>
          <table:table-cell table:style-name="Table6.B2" office:value-type="string">
            <text:p text:style-name="CellText">Spot check 5: </text:p>
          </table:table-cell>
          <table:table-cell table:style-name="Table6.B2" office:value-type="string">
            <text:p text:style-name="CellText"/>
          </table:table-cell>
          <table:table-cell table:style-name="Table6.D2" office:value-type="string">
            <text:p text:style-name="P9"/>
          </table:table-cell>
          <table:table-cell table:style-name="Table6.E2" office:value-type="string">
            <text:p text:style-name="P9"/>
          </table:table-cell>
          <table:table-cell table:style-name="Table6.F2" office:value-type="string">
            <text:p text:style-name="CellText"/>
          </table:table-cell>
        </table:table-row>
      </table:table>
      <text:p text:style-name="Body"/>
      <text:p text:style-name="H2">Phase 1 Result</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CellTextBold">Phase 1 Overall Result</text:p>
          </table:table-cell>
          <table:table-cell table:style-name="Table7.A1" office:value-type="string">
            <text:p text:style-name="CellTextBold">Date</text:p>
          </table:table-cell>
          <table:table-cell table:style-name="Table7.A1" office:value-type="string">
            <text:p text:style-name="CellTextBold">Tester Initials</text:p>
          </table:table-cell>
          <table:table-cell table:style-name="Table7.A1" office:value-type="string">
            <text:p text:style-name="CellTextBold">Notes</text:p>
          </table:table-cell>
        </table:table-row>
        <table:table-row>
          <table:table-cell table:style-name="Table7.A2" office:value-type="string">
            <text:p text:style-name="CellText"/>
          </table:table-cell>
          <table:table-cell table:style-name="Table7.A2" office:value-type="string">
            <text:p text:style-name="CellText"/>
          </table:table-cell>
          <table:table-cell table:style-name="Table7.A2" office:value-type="string">
            <text:p text:style-name="CellText"/>
          </table:table-cell>
          <table:table-cell table:style-name="Table7.A2" office:value-type="string">
            <text:p text:style-name="CellText"/>
          </table:table-cell>
        </table:table-row>
      </table:table>
      <text:p text:style-name="Body"/>
      <text:p text:style-name="P3">Phase 2 — Assembly and Workmanship</text:p>
      <text:p text:style-name="H2">Workmanship Inspec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CellTextBold">Step</text:p>
          </table:table-cell>
          <table:table-cell table:style-name="Table8.A1" office:value-type="string">
            <text:p text:style-name="CellTextBold">Description</text:p>
          </table:table-cell>
          <table:table-cell table:style-name="Table8.A1" office:value-type="string">
            <text:p text:style-name="CellTextBold">Result</text:p>
          </table:table-cell>
          <table:table-cell table:style-name="Table8.A1" office:value-type="string">
            <text:p text:style-name="CellTextBold">Notes</text:p>
          </table:table-cell>
        </table:table-row>
        <table:table-row>
          <table:table-cell table:style-name="Table8.A2" office:value-type="string">
            <text:p text:style-name="CellText">2.1</text:p>
          </table:table-cell>
          <table:table-cell table:style-name="Table8.B2" office:value-type="string">
            <text:p text:style-name="CellText">J3 solder joints (11 pins)</text:p>
          </table:table-cell>
          <table:table-cell table:style-name="Table8.C2" office:value-type="string">
            <text:p text:style-name="P9"/>
          </table:table-cell>
          <table:table-cell table:style-name="Table8.D2" office:value-type="string">
            <text:p text:style-name="CellText"/>
          </table:table-cell>
        </table:table-row>
        <table:table-row>
          <table:table-cell table:style-name="Table8.A2" office:value-type="string">
            <text:p text:style-name="CellText">2.2</text:p>
          </table:table-cell>
          <table:table-cell table:style-name="Table8.B2" office:value-type="string">
            <text:p text:style-name="CellText">J4 and J5 solder joints and seating</text:p>
          </table:table-cell>
          <table:table-cell table:style-name="Table8.C2" office:value-type="string">
            <text:p text:style-name="P9"/>
          </table:table-cell>
          <table:table-cell table:style-name="Table8.D2" office:value-type="string">
            <text:p text:style-name="CellText"/>
          </table:table-cell>
        </table:table-row>
        <table:table-row>
          <table:table-cell table:style-name="Table8.A2" office:value-type="string">
            <text:p text:style-name="CellText">2.3</text:p>
          </table:table-cell>
          <table:table-cell table:style-name="Table8.B2" office:value-type="string">
            <text:p text:style-name="CellText">J1 solder joints (13 signal pins + lugs)</text:p>
          </table:table-cell>
          <table:table-cell table:style-name="Table8.C2" office:value-type="string">
            <text:p text:style-name="P9"/>
          </table:table-cell>
          <table:table-cell table:style-name="Table8.D2" office:value-type="string">
            <text:p text:style-name="CellText"/>
          </table:table-cell>
        </table:table-row>
        <table:table-row>
          <table:table-cell table:style-name="Table8.A2" office:value-type="string">
            <text:p text:style-name="CellText">2.4</text:p>
          </table:table-cell>
          <table:table-cell table:style-name="Table8.B2" office:value-type="string">
            <text:p text:style-name="CellText">J2 solder joints (back side, 13 signal pins + lugs)</text:p>
          </table:table-cell>
          <table:table-cell table:style-name="Table8.C2" office:value-type="string">
            <text:p text:style-name="P9"/>
          </table:table-cell>
          <table:table-cell table:style-name="Table8.D2" office:value-type="string">
            <text:p text:style-name="CellText"/>
          </table:table-cell>
        </table:table-row>
        <table:table-row>
          <table:table-cell table:style-name="Table8.A2" office:value-type="string">
            <text:p text:style-name="CellText">2.5</text:p>
          </table:table-cell>
          <table:table-cell table:style-name="Table8.B2" office:value-type="string">
            <text:p text:style-name="CellText">Post-solder cleaning (flux removal)</text:p>
          </table:table-cell>
          <table:table-cell table:style-name="Table8.C2" office:value-type="string">
            <text:p text:style-name="P9"/>
          </table:table-cell>
          <table:table-cell table:style-name="Table8.D2" office:value-type="string">
            <text:p text:style-name="CellText"/>
          </table:table-cell>
        </table:table-row>
        <table:table-row>
          <table:table-cell table:style-name="Table8.A2" office:value-type="string">
            <text:p text:style-name="CellText">2.6</text:p>
          </table:table-cell>
          <table:table-cell table:style-name="Table8.B2" office:value-type="string">
            <text:p text:style-name="CellText">Final visual inspection</text:p>
          </table:table-cell>
          <table:table-cell table:style-name="Table8.C2" office:value-type="string">
            <text:p text:style-name="P9"/>
          </table:table-cell>
          <table:table-cell table:style-name="Table8.D2" office:value-type="string">
            <text:p text:style-name="CellText"/>
          </table:table-cell>
        </table:table-row>
      </table:table>
      <text:p text:style-name="Body"/>
      <text:p text:style-name="H2">Phase 2 Result</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CellTextBold">Phase 2 Overall Result</text:p>
          </table:table-cell>
          <table:table-cell table:style-name="Table9.A1" office:value-type="string">
            <text:p text:style-name="CellTextBold">Date</text:p>
          </table:table-cell>
          <table:table-cell table:style-name="Table9.A1" office:value-type="string">
            <text:p text:style-name="CellTextBold">Tester Initials</text:p>
          </table:table-cell>
          <table:table-cell table:style-name="Table9.A1" office:value-type="string">
            <text:p text:style-name="CellTextBold">Notes</text:p>
          </table:table-cell>
        </table:table-row>
        <table:table-row>
          <table:table-cell table:style-name="Table9.A2" office:value-type="string">
            <text:p text:style-name="CellText"/>
          </table:table-cell>
          <table:table-cell table:style-name="Table9.A2" office:value-type="string">
            <text:p text:style-name="CellText"/>
          </table:table-cell>
          <table:table-cell table:style-name="Table9.A2" office:value-type="string">
            <text:p text:style-name="CellText"/>
          </table:table-cell>
          <table:table-cell table:style-name="Table9.A2" office:value-type="string">
            <text:p text:style-name="CellText"/>
          </table:table-cell>
        </table:table-row>
      </table:table>
      <text:p text:style-name="H1">Phase 3 — Final Electrical Verification</text:p>
      <text:p text:style-name="H2">End-to-End Continuity</text:p>
      <text:p text:style-name="Instruction">DMM continuity mode. Measure with connectors/cables inserted. Accept: &lt; 2 ohm.</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CellTextBold">Step</text:p>
          </table:table-cell>
          <table:table-cell table:style-name="Table10.A1" office:value-type="string">
            <text:p text:style-name="CellTextBold">Path</text:p>
          </table:table-cell>
          <table:table-cell table:style-name="Table10.A1" office:value-type="string">
            <text:p text:style-name="CellTextBold">Measured</text:p>
          </table:table-cell>
          <table:table-cell table:style-name="Table10.A1" office:value-type="string">
            <text:p text:style-name="CellTextBold">Result</text:p>
          </table:table-cell>
          <table:table-cell table:style-name="Table10.A1" office:value-type="string">
            <text:p text:style-name="CellTextBold">Notes</text:p>
          </table:table-cell>
        </table:table-row>
        <table:table-row>
          <table:table-cell table:style-name="Table10.A2" office:value-type="string">
            <text:p text:style-name="CellText">3.1a</text:p>
          </table:table-cell>
          <table:table-cell table:style-name="Table10.B2" office:value-type="string">
            <text:p text:style-name="CellText">Cable Pin 1 (REQ H) through J1-J2 to J2 Pin 1</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b</text:p>
          </table:table-cell>
          <table:table-cell table:style-name="Table10.B2" office:value-type="string">
            <text:p text:style-name="CellText">Cable Pin 2 (GND) through J1-J2 to J2 Pin 2</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c</text:p>
          </table:table-cell>
          <table:table-cell table:style-name="Table10.B2" office:value-type="string">
            <text:p text:style-name="CellText">Cable Pin 3 (B.U.) through J1-J2 to J2 Pin 3</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d</text:p>
          </table:table-cell>
          <table:table-cell table:style-name="Table10.B2" office:value-type="string">
            <text:p text:style-name="CellText">Cable Pin 4 (ON) through J1-J2 to J2 Pin 4</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e</text:p>
          </table:table-cell>
          <table:table-cell table:style-name="Table10.B2" office:value-type="string">
            <text:p text:style-name="CellText">Cable Pin 5 (MUTE) through J1-J2 to J2 Pin 5</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f</text:p>
          </table:table-cell>
          <table:table-cell table:style-name="Table10.B2" office:value-type="string">
            <text:p text:style-name="CellText">Cable Pin 6 (D. GND) through J1-J2 to J2 Pin 6</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g</text:p>
          </table:table-cell>
          <table:table-cell table:style-name="Table10.B2" office:value-type="string">
            <text:p text:style-name="CellText">Cable Pin 7 (RESET) through J1-J2 to J2 Pin 7</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h</text:p>
          </table:table-cell>
          <table:table-cell table:style-name="Table10.B2" office:value-type="string">
            <text:p text:style-name="CellText">Cable Pin 9 (REQ C) through J1-J2 to J2 Pin 9</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i</text:p>
          </table:table-cell>
          <table:table-cell table:style-name="Table10.B2" office:value-type="string">
            <text:p text:style-name="CellText">Cable Pin 10 (DATA C) through J1-J2 to J2 Pin 10</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ext:soft-page-break/>
        <table:table-row>
          <table:table-cell table:style-name="Table10.A2" office:value-type="string">
            <text:p text:style-name="CellText">3.1j</text:p>
          </table:table-cell>
          <table:table-cell table:style-name="Table10.B2" office:value-type="string">
            <text:p text:style-name="CellText">Cable Pin 11 (DATA H) through J1-J2 to J2 Pin 11</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row>
          <table:table-cell table:style-name="Table10.A2" office:value-type="string">
            <text:p text:style-name="CellText">3.1k</text:p>
          </table:table-cell>
          <table:table-cell table:style-name="Table10.B2" office:value-type="string">
            <text:p text:style-name="CellText">Cable Pin 13 (CLK) through J1-J2 to J2 Pin 13</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CellText"/>
          </table:table-cell>
        </table:table-row>
      </table:table>
      <text:p text:style-name="Body"/>
      <text:p text:style-name="H2">J3 Test Header End-to-End</text:p>
      <text:p text:style-name="Instruction">With cable in J1, insert jumper wire into each J3 socket. Accept: &lt; 2 ohm.</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CellTextBold">Step</text:p>
          </table:table-cell>
          <table:table-cell table:style-name="Table11.A1" office:value-type="string">
            <text:p text:style-name="CellTextBold">J3 Pin / Signal</text:p>
          </table:table-cell>
          <table:table-cell table:style-name="Table11.A1" office:value-type="string">
            <text:p text:style-name="CellTextBold">Measured</text:p>
          </table:table-cell>
          <table:table-cell table:style-name="Table11.A1" office:value-type="string">
            <text:p text:style-name="CellTextBold">Result</text:p>
          </table:table-cell>
          <table:table-cell table:style-name="Table11.A1" office:value-type="string">
            <text:p text:style-name="CellTextBold">Notes</text:p>
          </table:table-cell>
        </table:table-row>
        <table:table-row>
          <table:table-cell table:style-name="Table11.A2" office:value-type="string">
            <text:p text:style-name="CellText">3.2a</text:p>
          </table:table-cell>
          <table:table-cell table:style-name="Table11.B2" office:value-type="string">
            <text:p text:style-name="CellText">J3:1 -&gt; J1:2</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b</text:p>
          </table:table-cell>
          <table:table-cell table:style-name="Table11.B2" office:value-type="string">
            <text:p text:style-name="CellText">J3:2 -&gt; J1:4</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c</text:p>
          </table:table-cell>
          <table:table-cell table:style-name="Table11.B2" office:value-type="string">
            <text:p text:style-name="CellText">J3:3 -&gt; J1:3</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d</text:p>
          </table:table-cell>
          <table:table-cell table:style-name="Table11.B2" office:value-type="string">
            <text:p text:style-name="CellText">J3:4 -&gt; J1:7</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e</text:p>
          </table:table-cell>
          <table:table-cell table:style-name="Table11.B2" office:value-type="string">
            <text:p text:style-name="CellText">J3:5 -&gt; J1:6</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f</text:p>
          </table:table-cell>
          <table:table-cell table:style-name="Table11.B2" office:value-type="string">
            <text:p text:style-name="CellText">J3:6 -&gt; J1:1</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g</text:p>
          </table:table-cell>
          <table:table-cell table:style-name="Table11.B2" office:value-type="string">
            <text:p text:style-name="CellText">J3:7 -&gt; J1:9</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h</text:p>
          </table:table-cell>
          <table:table-cell table:style-name="Table11.B2" office:value-type="string">
            <text:p text:style-name="CellText">J3:8 -&gt; J1:5</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i</text:p>
          </table:table-cell>
          <table:table-cell table:style-name="Table11.B2" office:value-type="string">
            <text:p text:style-name="CellText">J3:9 -&gt; J1:10</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j</text:p>
          </table:table-cell>
          <table:table-cell table:style-name="Table11.B2" office:value-type="string">
            <text:p text:style-name="CellText">J3:10 -&gt; J1:11</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row>
          <table:table-cell table:style-name="Table11.A2" office:value-type="string">
            <text:p text:style-name="CellText">3.2k</text:p>
          </table:table-cell>
          <table:table-cell table:style-name="Table11.B2" office:value-type="string">
            <text:p text:style-name="CellText">J3:11 -&gt; J1:13</text:p>
          </table:table-cell>
          <table:table-cell table:style-name="Table11.C2" office:value-type="string">
            <text:p text:style-name="P9"/>
          </table:table-cell>
          <table:table-cell table:style-name="Table11.D2" office:value-type="string">
            <text:p text:style-name="P9"/>
          </table:table-cell>
          <table:table-cell table:style-name="Table11.E2" office:value-type="string">
            <text:p text:style-name="CellText"/>
          </table:table-cell>
        </table:table-row>
      </table:table>
      <text:p text:style-name="Body"/>
      <text:p text:style-name="H2">Audio Path End-to-End</text:p>
      <text:p text:style-name="Instruction">With cables in J1/J2 and 3.5 mm plugs in J4/J5. Accept: &lt; 2 ohm.</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CellTextBold">Step</text:p>
          </table:table-cell>
          <table:table-cell table:style-name="Table12.A1" office:value-type="string">
            <text:p text:style-name="CellTextBold">Path</text:p>
          </table:table-cell>
          <table:table-cell table:style-name="Table12.A1" office:value-type="string">
            <text:p text:style-name="CellTextBold">Measured</text:p>
          </table:table-cell>
          <table:table-cell table:style-name="Table12.A1" office:value-type="string">
            <text:p text:style-name="CellTextBold">Result</text:p>
          </table:table-cell>
          <table:table-cell table:style-name="Table12.A1" office:value-type="string">
            <text:p text:style-name="CellTextBold">Notes</text:p>
          </table:table-cell>
        </table:table-row>
        <table:table-row>
          <table:table-cell table:style-name="Table12.A2" office:value-type="string">
            <text:p text:style-name="CellText">3.3a</text:p>
          </table:table-cell>
          <table:table-cell table:style-name="Table12.B2" office:value-type="string">
            <text:p text:style-name="CellText">J1:8 -&gt; J4:Tip (R CH)</text:p>
          </table:table-cell>
          <table:table-cell table:style-name="Table12.C2" office:value-type="string">
            <text:p text:style-name="P9"/>
          </table:table-cell>
          <table:table-cell table:style-name="Table12.D2" office:value-type="string">
            <text:p text:style-name="P9"/>
          </table:table-cell>
          <table:table-cell table:style-name="Table12.E2" office:value-type="string">
            <text:p text:style-name="CellText"/>
          </table:table-cell>
        </table:table-row>
        <table:table-row>
          <table:table-cell table:style-name="Table12.A2" office:value-type="string">
            <text:p text:style-name="CellText">3.3b</text:p>
          </table:table-cell>
          <table:table-cell table:style-name="Table12.B2" office:value-type="string">
            <text:p text:style-name="CellText">J1:12 -&gt; J4:Ring (L CH)</text:p>
          </table:table-cell>
          <table:table-cell table:style-name="Table12.C2" office:value-type="string">
            <text:p text:style-name="P9"/>
          </table:table-cell>
          <table:table-cell table:style-name="Table12.D2" office:value-type="string">
            <text:p text:style-name="P9"/>
          </table:table-cell>
          <table:table-cell table:style-name="Table12.E2" office:value-type="string">
            <text:p text:style-name="CellText"/>
          </table:table-cell>
        </table:table-row>
        <table:table-row>
          <table:table-cell table:style-name="Table12.A2" office:value-type="string">
            <text:p text:style-name="CellText">3.3c</text:p>
          </table:table-cell>
          <table:table-cell table:style-name="Table12.B2" office:value-type="string">
            <text:p text:style-name="CellText">J1:2 -&gt; J4:Sleeve (GND)</text:p>
          </table:table-cell>
          <table:table-cell table:style-name="Table12.C2" office:value-type="string">
            <text:p text:style-name="P9"/>
          </table:table-cell>
          <table:table-cell table:style-name="Table12.D2" office:value-type="string">
            <text:p text:style-name="P9"/>
          </table:table-cell>
          <table:table-cell table:style-name="Table12.E2" office:value-type="string">
            <text:p text:style-name="CellText"/>
          </table:table-cell>
        </table:table-row>
        <table:table-row>
          <table:table-cell table:style-name="Table12.A2" office:value-type="string">
            <text:p text:style-name="CellText">3.4a</text:p>
          </table:table-cell>
          <table:table-cell table:style-name="Table12.B2" office:value-type="string">
            <text:p text:style-name="CellText">J2:8 -&gt; J5:Tip (R CH)</text:p>
          </table:table-cell>
          <table:table-cell table:style-name="Table12.C2" office:value-type="string">
            <text:p text:style-name="P9"/>
          </table:table-cell>
          <table:table-cell table:style-name="Table12.D2" office:value-type="string">
            <text:p text:style-name="P9"/>
          </table:table-cell>
          <table:table-cell table:style-name="Table12.E2" office:value-type="string">
            <text:p text:style-name="CellText"/>
          </table:table-cell>
        </table:table-row>
        <table:table-row>
          <table:table-cell table:style-name="Table12.A2" office:value-type="string">
            <text:p text:style-name="CellText">3.4b</text:p>
          </table:table-cell>
          <table:table-cell table:style-name="Table12.B2" office:value-type="string">
            <text:p text:style-name="CellText">J2:12 -&gt; J5:Ring (L CH)</text:p>
          </table:table-cell>
          <table:table-cell table:style-name="Table12.C2" office:value-type="string">
            <text:p text:style-name="P9"/>
          </table:table-cell>
          <table:table-cell table:style-name="Table12.D2" office:value-type="string">
            <text:p text:style-name="P9"/>
          </table:table-cell>
          <table:table-cell table:style-name="Table12.E2" office:value-type="string">
            <text:p text:style-name="CellText"/>
          </table:table-cell>
        </table:table-row>
        <table:table-row>
          <table:table-cell table:style-name="Table12.A2" office:value-type="string">
            <text:p text:style-name="CellText">3.4c</text:p>
          </table:table-cell>
          <table:table-cell table:style-name="Table12.B2" office:value-type="string">
            <text:p text:style-name="CellText">J2:2 -&gt; J5:Sleeve (GND)</text:p>
          </table:table-cell>
          <table:table-cell table:style-name="Table12.C2" office:value-type="string">
            <text:p text:style-name="P9"/>
          </table:table-cell>
          <table:table-cell table:style-name="Table12.D2" office:value-type="string">
            <text:p text:style-name="P9"/>
          </table:table-cell>
          <table:table-cell table:style-name="Table12.E2" office:value-type="string">
            <text:p text:style-name="CellText"/>
          </table:table-cell>
        </table:table-row>
      </table:table>
      <text:p text:style-name="H2"/>
      <text:p text:style-name="P4">Audio Isolation and Jumper Verificatio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CellTextBold">Step</text:p>
          </table:table-cell>
          <table:table-cell table:style-name="Table13.A1" office:value-type="string">
            <text:p text:style-name="CellTextBold">Test</text:p>
          </table:table-cell>
          <table:table-cell table:style-name="Table13.A1" office:value-type="string">
            <text:p text:style-name="CellTextBold">Measured</text:p>
          </table:table-cell>
          <table:table-cell table:style-name="Table13.A1" office:value-type="string">
            <text:p text:style-name="CellTextBold">Result</text:p>
          </table:table-cell>
          <table:table-cell table:style-name="Table13.A1" office:value-type="string">
            <text:p text:style-name="CellTextBold">Notes</text:p>
          </table:table-cell>
        </table:table-row>
        <table:table-row>
          <table:table-cell table:style-name="Table13.A2" office:value-type="string">
            <text:p text:style-name="CellText">3.5a</text:p>
          </table:table-cell>
          <table:table-cell table:style-name="Table13.B2" office:value-type="string">
            <text:p text:style-name="CellText">J4 Tip to J5 Tip — NO cable (expect open)</text:p>
          </table:table-cell>
          <table:table-cell table:style-name="Table13.C2" office:value-type="string">
            <text:p text:style-name="P9"/>
          </table:table-cell>
          <table:table-cell table:style-name="Table13.D2" office:value-type="string">
            <text:p text:style-name="P9"/>
          </table:table-cell>
          <table:table-cell table:style-name="Table13.E2" office:value-type="string">
            <text:p text:style-name="CellText"/>
          </table:table-cell>
        </table:table-row>
        <table:table-row>
          <table:table-cell table:style-name="Table13.A2" office:value-type="string">
            <text:p text:style-name="CellText">3.5b</text:p>
          </table:table-cell>
          <table:table-cell table:style-name="Table13.B2" office:value-type="string">
            <text:p text:style-name="CellText">J4 Ring to J5 Ring — NO cable (expect open)</text:p>
          </table:table-cell>
          <table:table-cell table:style-name="Table13.C2" office:value-type="string">
            <text:p text:style-name="P9"/>
          </table:table-cell>
          <table:table-cell table:style-name="Table13.D2" office:value-type="string">
            <text:p text:style-name="P9"/>
          </table:table-cell>
          <table:table-cell table:style-name="Table13.E2" office:value-type="string">
            <text:p text:style-name="CellText"/>
          </table:table-cell>
        </table:table-row>
        <table:table-row>
          <table:table-cell table:style-name="Table13.A2" office:value-type="string">
            <text:p text:style-name="CellText">3.5c</text:p>
          </table:table-cell>
          <table:table-cell table:style-name="Table13.B2" office:value-type="string">
            <text:p text:style-name="CellText">J4 Tip to J5 Tip — WITH 3.5mm cable (expect &lt; 2 ohm)</text:p>
          </table:table-cell>
          <table:table-cell table:style-name="Table13.C2" office:value-type="string">
            <text:p text:style-name="P9"/>
          </table:table-cell>
          <table:table-cell table:style-name="Table13.D2" office:value-type="string">
            <text:p text:style-name="P9"/>
          </table:table-cell>
          <table:table-cell table:style-name="Table13.E2" office:value-type="string">
            <text:p text:style-name="CellText"/>
          </table:table-cell>
        </table:table-row>
        <table:table-row>
          <table:table-cell table:style-name="Table13.A2" office:value-type="string">
            <text:p text:style-name="CellText">3.5d</text:p>
          </table:table-cell>
          <table:table-cell table:style-name="Table13.B2" office:value-type="string">
            <text:p text:style-name="CellText">J4 Ring to J5 Ring — WITH 3.5mm cable (expect &lt; 2 ohm)</text:p>
          </table:table-cell>
          <table:table-cell table:style-name="Table13.C2" office:value-type="string">
            <text:p text:style-name="P9"/>
          </table:table-cell>
          <table:table-cell table:style-name="Table13.D2" office:value-type="string">
            <text:p text:style-name="P9"/>
          </table:table-cell>
          <table:table-cell table:style-name="Table13.E2" office:value-type="string">
            <text:p text:style-name="CellText"/>
          </table:table-cell>
        </table:table-row>
      </table:table>
      <text:p text:style-name="H2"/>
      <text:p text:style-name="H2">Phase 3 Result</text:p>
      <table:table table:name="Table15" table:style-name="Table15">
        <table:table-column table:style-name="Table15.A"/>
        <table:table-column table:style-name="Table15.B" table:number-columns-repeated="2"/>
        <table:table-column table:style-name="Table15.D"/>
        <table:table-row>
          <table:table-cell table:style-name="Table15.A1" office:value-type="string">
            <text:p text:style-name="CellTextBold">Phase 3 Overall Result</text:p>
          </table:table-cell>
          <table:table-cell table:style-name="Table15.A1" office:value-type="string">
            <text:p text:style-name="CellTextBold">Date</text:p>
          </table:table-cell>
          <table:table-cell table:style-name="Table15.A1" office:value-type="string">
            <text:p text:style-name="CellTextBold">Tester Initials</text:p>
          </table:table-cell>
          <table:table-cell table:style-name="Table15.A1" office:value-type="string">
            <text:p text:style-name="CellTextBold">Notes</text:p>
          </table:table-cell>
        </table:table-row>
        <table:table-row>
          <table:table-cell table:style-name="Table15.A2" office:value-type="string">
            <text:p text:style-name="CellText"/>
          </table:table-cell>
          <table:table-cell table:style-name="Table15.A2" office:value-type="string">
            <text:p text:style-name="CellText"/>
          </table:table-cell>
          <table:table-cell table:style-name="Table15.A2" office:value-type="string">
            <text:p text:style-name="CellText"/>
          </table:table-cell>
          <table:table-cell table:style-name="Table15.A2" office:value-type="string">
            <text:p text:style-name="CellText"/>
          </table:table-cell>
        </table:table-row>
      </table:table>
      <text:p text:style-name="Body"/>
      <text:p text:style-name="H1">Final Acceptance</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CellTextBold"/>
          </table:table-cell>
          <table:table-cell table:style-name="Table16.A1" office:value-type="string">
            <text:p text:style-name="CellTextBold">Result</text:p>
          </table:table-cell>
          <table:table-cell table:style-name="Table16.A1" office:value-type="string">
            <text:p text:style-name="CellTextBold">Date</text:p>
          </table:table-cell>
          <table:table-cell table:style-name="Table16.A1" office:value-type="string">
            <text:p text:style-name="CellTextBold">Initials</text:p>
          </table:table-cell>
        </table:table-row>
        <table:table-row>
          <table:table-cell table:style-name="Table16.A2" office:value-type="string">
            <text:p text:style-name="CellText">Phase 1 — Bare Board</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A2" office:value-type="string">
            <text:p text:style-name="CellText">Phase 2 — Assembly</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A2" office:value-type="string">
            <text:p text:style-name="CellText">Phase 3 — Final Verification</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B2" office:value-type="string">
            <text:p text:style-name="CellText">BOARD ACCEPTED FOR TP-KRC3006-01</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
      <text:p text:style-name="H2"/>
      <text:p text:style-name="P4">Defect Log (attach additional pages if needed):</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CellTextBold">Defect #</text:p>
          </table:table-cell>
          <table:table-cell table:style-name="Table17.A1" office:value-type="string">
            <text:p text:style-name="CellTextBold">Step</text:p>
          </table:table-cell>
          <table:table-cell table:style-name="Table17.A1" office:value-type="string">
            <text:p text:style-name="CellTextBold">Description</text:p>
          </table:table-cell>
          <table:table-cell table:style-name="Table17.A1" office:value-type="string">
            <text:p text:style-name="CellTextBold">Disposition (rework / accept / scrap)</text:p>
          </table:table-cell>
          <table:table-cell table:style-name="Table17.A1" office:value-type="string">
            <text:p text:style-name="CellTextBold">Verified By</text:p>
          </table:table-cell>
        </table:table-row>
        <table:table-row>
          <table:table-cell table:style-name="Table17.A2" office:value-type="string">
            <text:p text:style-name="CellText">1</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2</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3</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4</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5</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
      <text:p text:style-name="H1">Revision History</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CellTextBold">Rev</text:p>
          </table:table-cell>
          <table:table-cell table:style-name="Table18.A1" office:value-type="string">
            <text:p text:style-name="CellTextBold">Date</text:p>
          </table:table-cell>
          <table:table-cell table:style-name="Table18.A1" office:value-type="string">
            <text:p text:style-name="CellTextBold">Author</text:p>
          </table:table-cell>
          <table:table-cell table:style-name="Table18.A1" office:value-type="string">
            <text:p text:style-name="CellTextBold">Description</text:p>
          </table:table-cell>
        </table:table-row>
        <table:table-row>
          <table:table-cell table:style-name="Table18.A2" office:value-type="string">
            <text:p text:style-name="CellText">A</text:p>
          </table:table-cell>
          <table:table-cell table:style-name="Table18.B2" office:value-type="string">
            <text:p text:style-name="CellText">2026-03-14</text:p>
          </table:table-cell>
          <table:table-cell table:style-name="Table18.C2" office:value-type="string">
            <text:p text:style-name="CellText">Allen</text:p>
          </table:table-cell>
          <table:table-cell table:style-name="Table18.D2" office:value-type="string">
            <text:p text:style-name="CellText">Initial release.</text:p>
          </table:table-cell>
        </table:table-row>
        <table:table-row>
          <table:table-cell table:style-name="Table18.A3" office:value-type="string">
            <text:p text:style-name="P7">B</text:p>
          </table:table-cell>
          <table:table-cell table:style-name="Table18.B3" office:value-type="string">
            <text:p text:style-name="P8">2026-03-29</text:p>
          </table:table-cell>
          <table:table-cell table:style-name="Table18.C3" office:value-type="string">
            <text:p text:style-name="P7">A. Kreager</text:p>
          </table:table-cell>
          <table:table-cell table:style-name="Table18.D3" office:value-type="string">
            <text:p text:style-name="P7">Add step to remove burrs</text:p>
          </table:table-cell>
        </table:table-row>
        <table:table-row>
          <table:table-cell table:style-name="Table18.A4" office:value-type="string">
            <text:p text:style-name="P11">C</text:p>
          </table:table-cell>
          <table:table-cell table:style-name="Table18.B4" office:value-type="string">
            <text:p text:style-name="P11">2026-04-01</text:p>
          </table:table-cell>
          <table:table-cell table:style-name="Table18.C4" office:value-type="string">
            <text:p text:style-name="P11">A. Kreager</text:p>
          </table:table-cell>
          <table:table-cell table:style-name="Table18.D4" office:value-type="string">
            <text:p text:style-name="P11">Formatting. Corrected 1.11 signal names.</text:p>
          </table:table-cell>
        </table:table-row>
      </table:table>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in" style:contextual-spacing="false"/>
      <style:text-properties style:font-name="Liberation Sans" fo:font-family="'Liberation Sans'" fo:font-size="14pt" fo:font-weight="bold"/>
    </style:style>
    <style:style style:name="H1" style:family="paragraph">
      <style:paragraph-properties fo:margin-top="0.2in" fo:margin-bottom="0.0799in" style:contextual-spacing="false"/>
      <style:text-properties style:font-name="Liberation Sans" fo:font-family="'Liberation Sans'" fo:font-size="12pt" fo:font-weight="bold"/>
    </style:style>
    <style:style style:name="H2" style:family="paragraph">
      <style:paragraph-properties fo:margin-top="0.1201in" fo:margin-bottom="0.0598in" style:contextual-spacing="false"/>
      <style:text-properties style:font-name="Liberation Sans" fo:font-family="'Liberation Sans'" fo:font-size="10pt" fo:font-weight="bold"/>
    </style:style>
    <style:style style:name="Body" style:family="paragraph">
      <style:paragraph-properties fo:margin-top="0in" fo:margin-bottom="0.0598in" style:contextual-spacing="false"/>
      <style:text-properties style:font-name="Liberation Sans" fo:font-family="'Liberation Sans'" fo:font-size="9pt"/>
    </style:style>
    <style:style style:name="Instruction" style:family="paragraph">
      <style:paragraph-properties fo:margin-top="0in" fo:margin-bottom="0.0598in" style:contextual-spacing="false"/>
      <style:text-properties style:font-name="Liberation Sans" fo:font-family="'Liberation Sans'" fo:font-size="8pt" fo:font-style="italic"/>
    </style:style>
    <style:style style:name="CellText" style:family="paragraph">
      <style:text-properties style:font-name="Liberation Sans" fo:font-family="'Liberation Sans'" fo:font-size="8pt"/>
    </style:style>
    <style:style style:name="CellTextBold" style:family="paragraph">
      <style:text-properties style:font-name="Liberation Sans" fo:font-family="'Liberation Sans'" fo:font-size="8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4.75in" style:type="center"/>
          <style:tab-stop style:position="9.5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5in" style:type="center"/>
          <style:tab-stop style:position="9.5in" style:type="right"/>
        </style:tab-stops>
      </style:paragraph-properties>
    </style:style>
    <style:style style:name="Header" style:family="paragraph" style:parent-style-name="Header_20_and_20_Footer" style:class="extra">
      <style:paragraph-properties text:number-lines="false" text:line-number="0">
        <style:tab-stops>
          <style:tab-stop style:position="4.8in" style:type="center"/>
          <style:tab-stop style:position="9.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DocTitle">
      <style:text-properties fo:font-size="16pt" officeooo:paragraph-rsid="000cd2fb" style:font-size-asian="16pt" style:font-size-complex="16pt"/>
    </style:style>
    <style:style style:name="MP2" style:family="paragraph" style:parent-style-name="Footer">
      <style:paragraph-properties fo:text-align="end" style:justify-single-word="false"/>
    </style:style>
    <style:style style:name="MT1" style:family="text">
      <style:text-properties officeooo:rsid="000cd2fb"/>
    </style:style>
    <style:page-layout style:name="Mpm1">
      <style:page-layout-properties fo:page-width="11in" fo:page-height="8.5in" style:num-format="1" style:print-orientation="landscape" fo:margin-top="0.5in" fo:margin-bottom="0.5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L-KRC3006-02<text:tab/><text:tab/>Breakout Board Test Log</text:p>
      </style:header>
      <style:footer>
        <text:p text:style-name="MP2"><text:page-number text:select-page="current">7</text:page-number><text:s/><text:span text:style-name="MT1">of </text:span><text:span text:style-name="MT1"><text:page-count>7</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4-10T22:20:55.760288600</dc:date>
    <meta:editing-duration>PT1H5M33S</meta:editing-duration>
    <meta:editing-cycles>7</meta:editing-cycles>
    <meta:document-statistic meta:table-count="17" meta:image-count="0" meta:object-count="0" meta:page-count="7" meta:paragraph-count="344" meta:word-count="920" meta:character-count="4578" meta:non-whitespace-character-count="3982"/>
  </office:meta>
</office:document-meta>
</file>